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0" style:family="paragraph" style:parent-style-name="Title" style:master-page-name="Index">
      <style:paragraph-properties style:page-number="auto"/>
      <style:text-properties officeooo:rsid="0013fb9b"/>
    </style:style>
    <style:style style:name="P11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2" style:family="paragraph" style:parent-style-name="Heading_20_2">
      <style:text-properties fo:language="it" fo:country="IT" officeooo:rsid="00e2fcff" officeooo:paragraph-rsid="00e2fcff" style:language-asian="zxx" style:country-asian="none" style:language-complex="zxx" style:country-complex="none"/>
    </style:style>
    <style:style style:name="P13" style:family="paragraph" style:parent-style-name="Heading_20_2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4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15" style:family="paragraph" style:parent-style-name="Heading_20_2">
      <style:text-properties officeooo:rsid="00bd7b81" officeooo:paragraph-rsid="00bd7b81"/>
    </style:style>
    <style:style style:name="P16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7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8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2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2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36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37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8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9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3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77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8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9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80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81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2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3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4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5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86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1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1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2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3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48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49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50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51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2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3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67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68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69" style:family="paragraph" style:parent-style-name="Text_20_body" style:list-style-name="L13">
      <style:text-properties fo:language="it" fo:country="IT" officeooo:rsid="00e6c89f" officeooo:paragraph-rsid="00e6c89f" style:language-asian="zxx" style:country-asian="none" style:language-complex="zxx" style:country-complex="none"/>
    </style:style>
    <style:style style:name="P170" style:family="paragraph" style:parent-style-name="Text_20_body" style:list-style-name="L13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1" style:family="paragraph" style:parent-style-name="Text_20_body" style:list-style-name="L14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2" style:family="paragraph" style:parent-style-name="Text_20_body" style:list-style-name="L14">
      <style:text-properties fo:language="it" fo:country="IT" officeooo:rsid="00e75502" officeooo:paragraph-rsid="00e75502" style:language-asian="zxx" style:country-asian="none" style:language-complex="zxx" style:country-complex="none"/>
    </style:style>
    <style:style style:name="P173" style:family="paragraph" style:parent-style-name="Text_20_body" style:list-style-name="L13">
      <style:text-properties fo:language="it" fo:country="IT" officeooo:rsid="00e943dc" officeooo:paragraph-rsid="00e943dc" style:language-asian="zxx" style:country-asian="none" style:language-complex="zxx" style:country-complex="none"/>
    </style:style>
    <style:style style:name="P174" style:family="paragraph" style:parent-style-name="Text_20_body" style:list-style-name="L14">
      <style:text-properties fo:language="it" fo:country="IT" officeooo:rsid="00ea46d1" officeooo:paragraph-rsid="00eb88e9" style:language-asian="zxx" style:country-asian="none" style:language-complex="zxx" style:country-complex="none"/>
    </style:style>
    <style:style style:name="P175" style:family="paragraph" style:parent-style-name="Text_20_body" style:list-style-name="L14">
      <style:text-properties fo:language="it" fo:country="IT" officeooo:rsid="00eb29e5" officeooo:paragraph-rsid="00eb29e5" style:language-asian="zxx" style:country-asian="none" style:language-complex="zxx" style:country-complex="none"/>
    </style:style>
    <style:style style:name="P176" style:family="paragraph" style:parent-style-name="Text_20_body" style:list-style-name="L14">
      <style:text-properties fo:language="it" fo:country="IT" officeooo:rsid="00eb88e9" officeooo:paragraph-rsid="00eb88e9" style:language-asian="zxx" style:country-asian="none" style:language-complex="zxx" style:country-complex="none"/>
    </style:style>
    <style:style style:name="P177" style:family="paragraph" style:parent-style-name="Text_20_body" style:list-style-name="L14">
      <style:text-properties fo:language="it" fo:country="IT" officeooo:rsid="00ec82ab" officeooo:paragraph-rsid="00ec82ab" style:language-asian="zxx" style:country-asian="none" style:language-complex="zxx" style:country-complex="none"/>
    </style:style>
    <style:style style:name="P178" style:family="paragraph" style:parent-style-name="Text_20_body" style:list-style-name="L14">
      <style:text-properties fo:language="it" fo:country="IT" officeooo:rsid="00ee4448" officeooo:paragraph-rsid="00ee4448" style:language-asian="zxx" style:country-asian="none" style:language-complex="zxx" style:country-complex="none"/>
    </style:style>
    <style:style style:name="P179" style:family="paragraph" style:parent-style-name="Text_20_body" style:list-style-name="L14">
      <style:text-properties fo:language="it" fo:country="IT" officeooo:rsid="00eeadc0" officeooo:paragraph-rsid="00eeadc0" style:language-asian="zxx" style:country-asian="none" style:language-complex="zxx" style:country-complex="none"/>
    </style:style>
    <style:style style:name="P180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181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182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183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184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185" style:family="paragraph" style:parent-style-name="Text_20_body" style:list-style-name="L11">
      <style:text-properties officeooo:rsid="00bff931" officeooo:paragraph-rsid="00bff931"/>
    </style:style>
    <style:style style:name="P186" style:family="paragraph" style:parent-style-name="Text_20_body" style:list-style-name="L11">
      <style:text-properties officeooo:rsid="00c04999" officeooo:paragraph-rsid="00c04999"/>
    </style:style>
    <style:style style:name="P187" style:family="paragraph" style:parent-style-name="Text_20_body" style:list-style-name="L11">
      <style:text-properties officeooo:rsid="00c0c133" officeooo:paragraph-rsid="00c0c133"/>
    </style:style>
    <style:style style:name="P188" style:family="paragraph" style:parent-style-name="Text_20_body" style:list-style-name="L11">
      <style:text-properties officeooo:rsid="00c0c133" officeooo:paragraph-rsid="00c305d7"/>
    </style:style>
    <style:style style:name="P189" style:family="paragraph" style:parent-style-name="Text_20_body" style:list-style-name="L11">
      <style:text-properties officeooo:rsid="00c305d7" officeooo:paragraph-rsid="00c305d7"/>
    </style:style>
    <style:style style:name="P190" style:family="paragraph" style:parent-style-name="Text_20_body" style:list-style-name="L11">
      <style:text-properties officeooo:rsid="00c4d659" officeooo:paragraph-rsid="00c4d659"/>
    </style:style>
    <style:style style:name="P191" style:family="paragraph" style:parent-style-name="Text_20_body" style:list-style-name="L11">
      <style:text-properties officeooo:rsid="00c4daa7" officeooo:paragraph-rsid="00c4daa7"/>
    </style:style>
    <style:style style:name="P192" style:family="paragraph" style:parent-style-name="Text_20_body" style:list-style-name="L11">
      <style:text-properties officeooo:rsid="00c531dd" officeooo:paragraph-rsid="00c531dd"/>
    </style:style>
    <style:style style:name="P193" style:family="paragraph" style:parent-style-name="Text_20_body" style:list-style-name="L11">
      <style:text-properties officeooo:rsid="00c636c1" officeooo:paragraph-rsid="00c636c1"/>
    </style:style>
    <style:style style:name="P194" style:family="paragraph" style:parent-style-name="Text_20_body" style:list-style-name="L11">
      <style:text-properties officeooo:rsid="00c6fe6f" officeooo:paragraph-rsid="00c6fe6f"/>
    </style:style>
    <style:style style:name="P195" style:family="paragraph" style:parent-style-name="Text_20_body" style:list-style-name="L11">
      <style:text-properties officeooo:rsid="00c83408" officeooo:paragraph-rsid="00c83408"/>
    </style:style>
    <style:style style:name="P196" style:family="paragraph" style:parent-style-name="Text_20_body" style:list-style-name="L14">
      <style:text-properties officeooo:rsid="00e70fa6" officeooo:paragraph-rsid="00e70fa6"/>
    </style:style>
    <style:style style:name="P197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98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16760"/>
    </style:style>
    <style:style style:name="T44" style:family="text">
      <style:text-properties officeooo:rsid="00e225d1"/>
    </style:style>
    <style:style style:name="T45" style:family="text">
      <style:text-properties officeooo:rsid="00e75502"/>
    </style:style>
    <style:style style:name="T46" style:family="text">
      <style:text-properties fo:language="it" fo:country="IT" style:language-asian="zxx" style:country-asian="none" style:language-complex="zxx" style:country-complex="none"/>
    </style:style>
    <style:style style:name="T47" style:family="text">
      <style:text-properties officeooo:rsid="00eb29e5"/>
    </style:style>
    <style:style style:name="T48" style:family="text">
      <style:text-properties officeooo:rsid="00eb88e9"/>
    </style:style>
    <style:style style:name="T49" style:family="text">
      <style:text-properties officeooo:rsid="00ee44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LOSOFIA</text:p>
      <text:p text:style-name="P2">Romanticismo <text:span text:style-name="T2">(Rivoluzione Francese – I Guerra Mondiale)</text:span></text:p>
      <text:list xml:id="list2912757093873335814" text:style-name="L1">
        <text:list-item>
          <text:p text:style-name="P22">Riviste preromantiche: L'Allemagne, Athaeneum</text:p>
        </text:list-item>
        <text:list-item>
          <text:p text:style-name="P23">I preromantici erano artisti eclettici, i romantici si specializzarono (filosofi = idealisti <text:span text:style-name="T5">da eidos</text:span>)</text:p>
        </text:list-item>
      </text:list>
      <text:list xml:id="list7330387558549708998" text:style-name="L2">
        <text:list-item>
          <text:p text:style-name="P24">La ragione illuminista passa in secondo piano, il primato è del sentimento nei suoi aspetti positivi e pessimistici</text:p>
        </text:list-item>
        <text:list-item>
          <text:p text:style-name="P24">I romantici criticavano l'Illuminismo:</text:p>
          <text:list>
            <text:list-item>
              <text:p text:style-name="P24">Non aveva avuto successo ovunque (non tutti i governi erano illuminati)</text:p>
            </text:list-item>
            <text:list-item>
              <text:p text:style-name="P24">l'arte non era considerata</text:p>
            </text:list-item>
            <text:list-item>
              <text:p text:style-name="P24">indagavano valori di una società antiquata</text:p>
            </text:list-item>
            <text:list-item>
              <text:p text:style-name="P24">riguardava una classe elitaria</text:p>
            </text:list-item>
            <text:list-item>
              <text:p text:style-name="P25">non era considerato il sentimento</text:p>
            </text:list-item>
          </text:list>
        </text:list-item>
        <text:list-item>
          <text:p text:style-name="P26">La diffusione del romanticismo porta allo scoppio di numerose rivolte, <text:span text:style-name="T1">poichè il popolo viene coinvolto</text:span></text:p>
        </text:list-item>
        <text:list-item>
          <text:p text:style-name="P27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27">Artista romantico:</text:p>
          <text:list>
            <text:list-item>
              <text:p text:style-name="P27">geniale</text:p>
            </text:list-item>
            <text:list-item>
              <text:p text:style-name="P27">originale</text:p>
            </text:list-item>
            <text:list-item>
              <text:p text:style-name="P27">coglie l'infinito</text:p>
            </text:list-item>
            <text:list-item>
              <text:p text:style-name="P27">comunica sentimenti</text:p>
            </text:list-item>
          </text:list>
        </text:list-item>
        <text:list-item>
          <text:p text:style-name="P28">Risoluzione del finito nell'infinito (sussunzione dell'infinito nel finito) è il tema più trattato</text:p>
        </text:list-item>
        <text:list-item>
          <text:p text:style-name="P29">Amore Romantico:</text:p>
          <text:list>
            <text:list-item>
              <text:p text:style-name="P29">Passione (coinvolgimento dei sensi)</text:p>
            </text:list-item>
            <text:list-item>
              <text:p text:style-name="P29">Fusione (coinvolgimento dello spirito)</text:p>
            </text:list-item>
          </text:list>
        </text:list-item>
        <text:list-item>
          <text:p text:style-name="P29">Morte è rifugio, rasserenamento e annientamento (pessimismo)</text:p>
        </text:list-item>
        <text:list-item>
          <text:p text:style-name="P30">Natura </text:p>
          <text:list>
            <text:list-item>
              <text:p text:style-name="P31">domina l'uomo</text:p>
            </text:list-item>
            <text:list-item>
              <text:p text:style-name="P31">divino calato nel reale</text:p>
            </text:list-item>
            <text:list-item>
              <text:p text:style-name="P31">superiore all'uomo</text:p>
            </text:list-item>
            <text:list-item>
              <text:p text:style-name="P31">finalistica, non meccanicistica</text:p>
            </text:list-item>
          </text:list>
        </text:list-item>
        <text:list-item>
          <text:p text:style-name="P31">Infinito è sehnsucht (desiderio irrefrenabile dell'infinito)</text:p>
        </text:list-item>
      </text:list>
      <text:p text:style-name="P1">Idealismo</text:p>
      <text:list xml:id="list1526545440949668414" text:style-name="L3">
        <text:list-item>
          <text:p text:style-name="P32">Esponenti: Fichte, Shelling, Hegel</text:p>
        </text:list-item>
        <text:list-item>
          <text:p text:style-name="P33"><text:soft-page-break/>Obbiettivo:<text:tab/></text:p>
          <text:list>
            <text:list-item>
              <text:p text:style-name="P33">distruggere il dualismo kantiano (fenomeno-noumeno)</text:p>
              <text:list>
                <text:list-item>
                  <text:p text:style-name="P34">Secondo Fichte il noumeno è inammissibile perchè inconoscibile</text:p>
                </text:list-item>
              </text:list>
            </text:list-item>
            <text:list-item>
              <text:p text:style-name="P34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5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5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5">Rivalutare la metafisica (nuova metafisica dell'infinito)</text:p>
              <text:list>
                <text:list-item>
                  <text:p text:style-name="P35">infinito è nell'immanente, perciò la realtà è metafisica <text:span text:style-name="T10">(sussumere infinito nel finito)</text:span></text:p>
                </text:list-item>
                <text:list-item>
                  <text:p text:style-name="P35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8648862294717829286" text:style-name="L4">
        <text:list-item>
          <text:p text:style-name="P36">Dottrina della scienza</text:p>
          <text:list>
            <text:list-item>
              <text:p text:style-name="P37">Lo scopo è rendere la filosofia un sapere assoluto</text:p>
            </text:list-item>
            <text:list-item>
              <text:p text:style-name="P37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8">Principi</text:p>
                  <text:list>
                    <text:list-item>
                      <text:p text:style-name="P39">Tesi: Io = Io <text:span text:style-name="T9">(principio identità) </text:span></text:p>
                    </text:list-item>
                    <text:list-item>
                      <text:p text:style-name="P40">Antitesi: Io crea NON-IO</text:p>
                    </text:list-item>
                    <text:list-item>
                      <text:p text:style-name="P41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41">Io</text:p>
              <text:list>
                <text:list-item>
                  <text:p text:style-name="P41">Simile a se stesso</text:p>
                </text:list-item>
                <text:list-item>
                  <text:p text:style-name="P41">Intuizione intellettuale (può pensare solo a se stesso)</text:p>
                </text:list-item>
                <text:list-item>
                  <text:p text:style-name="P41">oppone a se delle antitesi, rimanendone slegato</text:p>
                </text:list-item>
                <text:list-item>
                  <text:p text:style-name="P41">tat-handlung, azione e prodotto dell'azione</text:p>
                </text:list-item>
                <text:list-item>
                  <text:p text:style-name="P41">agisce nella natura</text:p>
                </text:list-item>
              </text:list>
              <text:p text:style-name="P16"><text:bookmark-start text:name="Schelling"/>Schelling<text:bookmark-end text:name="Schelling"/></text:p>
            </text:list-item>
          </text:list>
        </text:list-item>
        <text:list-item>
          <text:p text:style-name="P42">La natura è preistoria dello spirito</text:p>
        </text:list-item>
        <text:list-item>
          <text:p text:style-name="P42">Sopra natura e spirito vi è l'Assoluto</text:p>
        </text:list-item>
        <text:list-item>
          <text:p text:style-name="P42">Filosofia della natura: natura (oggetto) a spirito (soggetto)</text:p>
        </text:list-item>
        <text:list-item>
          <text:p text:style-name="P42">Filosofia trascendentale: spirito (sogetto) a natura (oggetto)</text:p>
        </text:list-item>
        <text:list-item>
          <text:p text:style-name="P43">L'intuizione intellettuale non può esistere perchè si troverebbe nella natura</text:p>
        </text:list-item>
        <text:list-item>
          <text:p text:style-name="P43"><text:soft-page-break/>L'arte </text:p>
          <text:list>
            <text:list-item>
              <text:p text:style-name="P43">è l'unica scienza in cui spirito e natura si armonizzano (intuizione estetica)</text:p>
            </text:list-item>
            <text:list-item>
              <text:p text:style-name="P43">Coglie tutta la realtà</text:p>
            </text:list-item>
            <text:list-item>
              <text:p text:style-name="P43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8134914826262913728" text:style-name="L5">
        <text:list-item>
          <text:p text:style-name="P44">Idee</text:p>
          <text:list>
            <text:list-item>
              <text:p text:style-name="P44">è ateo</text:p>
            </text:list-item>
            <text:list-item>
              <text:p text:style-name="P44">la ragione illuminata diviene ragione dialettica</text:p>
            </text:list-item>
            <text:list-item>
              <text:p text:style-name="P45">è legato alla Rivoluzione Francese, ma fu rammaricato dal periodo del Terrore e dal periodo napoleonico</text:p>
            </text:list-item>
            <text:list-item>
              <text:p text:style-name="P45">per lui il romanticismo è esaltazione della soggettività, ma arriva in seguito a criticare la soggettività sfrenato</text:p>
            </text:list-item>
            <text:list-item>
              <text:p text:style-name="P45">non esalta arte, natura, religione</text:p>
            </text:list-item>
            <text:list-item>
              <text:p text:style-name="P45">è sintesi di Ficthe e Schelling:</text:p>
              <text:list>
                <text:list-item>
                  <text:p text:style-name="P46">pricipio primo (autoposto e autocreato) è lo spirito (da Fichte)</text:p>
                </text:list-item>
                <text:list-item>
                  <text:p text:style-name="P47">non usa il percorso rettilineo e senza fine per infinitizzare di Fichte</text:p>
                </text:list-item>
                <text:list-item>
                  <text:p text:style-name="P48">piace l'idea di partire dalla natura e trovare un assoluto sopra tutto (Schelling)</text:p>
                </text:list-item>
                <text:list-item>
                  <text:p text:style-name="P48">non piace l'identificazione dell'assoluto nell'arte (Schelling)</text:p>
                </text:list-item>
              </text:list>
            </text:list-item>
          </text:list>
        </text:list-item>
        <text:list-item>
          <text:p text:style-name="P49">Fondamenti</text:p>
          <text:list>
            <text:list-item>
              <text:p text:style-name="P49">Risoluzione del finito nell'infinito</text:p>
              <text:list>
                <text:list-item>
                  <text:p text:style-name="P49">finito è parte dell'infinto (somma di parti del tutto)</text:p>
                </text:list-item>
              </text:list>
            </text:list-item>
            <text:list-item>
              <text:p text:style-name="P49">Identità ragione-realtà</text:p>
              <text:list>
                <text:list-item>
                  <text:p text:style-name="P49">ciò che è reale è razionale, ciò che è razionale è reale (essere = pensiero)</text:p>
                </text:list-item>
                <text:list-item>
                  <text:p text:style-name="P49">senza questa identità la filosofia è come la nottola di Minerva, ossia inutile</text:p>
                </text:list-item>
              </text:list>
            </text:list-item>
            <text:list-item>
              <text:p text:style-name="P49">funzione giustificatrice della filosofia</text:p>
              <text:list>
                <text:list-item>
                  <text:p text:style-name="P50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50">Processo Triatico</text:p>
          <text:list>
            <text:list-item>
              <text:p text:style-name="P50">continua finchè non si arriva all'assoluto</text:p>
            </text:list-item>
            <text:list-item>
              <text:p text:style-name="P51">Tesi1 -&gt; Antitesi -&gt; Sintesi -&gt; Tesi2</text:p>
            </text:list-item>
            <text:list-item>
              <text:p text:style-name="P51">Tesi2 e Tesi1 non hanno le medesime caratteristiche</text:p>
            </text:list-item>
            <text:list-item>
              <text:p text:style-name="P51">Quando la tesi non ha più antitesi si ha l'assoluto</text:p>
            </text:list-item>
            <text:list-item>
              <text:p text:style-name="P52">Tesi</text:p>
              <text:list>
                <text:list-item>
                  <text:p text:style-name="P52">idea in sè e per sè</text:p>
                </text:list-item>
                <text:list-item>
                  <text:p text:style-name="P52">momento astratto intellettuale </text:p>
                  <text:list>
                    <text:list-item>
                      <text:p text:style-name="P52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2">Antitesi</text:p>
              <text:list>
                <text:list-item>
                  <text:p text:style-name="P52">idea fuori di sè</text:p>
                </text:list-item>
                <text:list-item>
                  <text:p text:style-name="P52">momento negativo razionale del pensiero</text:p>
                  <text:list>
                    <text:list-item>
                      <text:p text:style-name="P52">negativo = in antitesi con il positivo della tesi</text:p>
                    </text:list-item>
                    <text:list-item>
                      <text:p text:style-name="P52">razionale = opposto di intellettuale</text:p>
                    </text:list-item>
                  </text:list>
                </text:list-item>
              </text:list>
            </text:list-item>
            <text:list-item>
              <text:p text:style-name="P52">Sintesi </text:p>
              <text:list>
                <text:list-item>
                  <text:p text:style-name="P52">idea che torna in sè</text:p>
                </text:list-item>
                <text:list-item>
                  <text:p text:style-name="P52">momento speculativo-positivo razionale</text:p>
                  <text:list>
                    <text:list-item>
                      <text:p text:style-name="P53">speculativo = guardare dentro (da tesi)</text:p>
                    </text:list-item>
                    <text:list-item>
                      <text:p text:style-name="P53">positivo = riferito alla tesi (da tesi)</text:p>
                    </text:list-item>
                    <text:list-item>
                      <text:p text:style-name="P54">razionale = positivo dell'antitesi, <text:span text:style-name="T12">concretizza in parte </text:span></text:p>
                    </text:list-item>
                    <text:list-item>
                      <text:p text:style-name="P54">perde l'"intellettuale"</text:p>
                    </text:list-item>
                  </text:list>
                </text:list-item>
                <text:list-item>
                  <text:p text:style-name="P55">sintesi è aufhenung, ossia superamento</text:p>
                </text:list-item>
                <text:list-item>
                  <text:p text:style-name="P55">sintesi è togliere e conservare</text:p>
                  <text:list>
                    <text:list-item>
                      <text:p text:style-name="P55">togliere negativo (antitesi) e intellettuale (tesi), ma non del tutto</text:p>
                    </text:list-item>
                    <text:list-item>
                      <text:p text:style-name="P55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Fenomenologia dello spirito</text:p>
          <text:list>
            <text:list-item>
              <text:p text:style-name="P57">storia romanzata dells coscienza che esce dall'individualità e raggiunge l'universalità, comprendendo l'assoluto</text:p>
            </text:list-item>
            <text:list-item>
              <text:p text:style-name="P58">Assoluto non è legato a ragione ma allo spirito</text:p>
            </text:list-item>
            <text:list-item>
              <text:p text:style-name="P58">ragione è sussunta nello spirito</text:p>
            </text:list-item>
            <text:list-item>
              <text:p text:style-name="P58">dialettica signoria-servitù</text:p>
              <text:list>
                <text:list-item>
                  <text:p text:style-name="P59">evidenzia un inversione di ruoli tra servo e padrone</text:p>
                </text:list-item>
                <text:list-item>
                  <text:p text:style-name="P59">il padrone ha vinto la lotta ed è riuscito a prevalere, mentre il servo per aver salva la vita ha dovuto perdere la sua indipendenza</text:p>
                </text:list-item>
                <text:list-item>
                  <text:p text:style-name="P59">Con il tempo il padrone disimpara e il servo è necessario perchè capace di fare ciò che il padrone non può fare</text:p>
                </text:list-item>
                <text:list-item>
                  <text:p text:style-name="P59">Il signore è servo del servo e il servo padrone del padrone</text:p>
                </text:list-item>
                <text:list-item>
                  <text:p text:style-name="P59">Tre momenti: paura, servizio, lavoro</text:p>
                </text:list-item>
              </text:list>
            </text:list-item>
            <text:list-item>
              <text:p text:style-name="P59">L'uomo è sovrastato da Dio</text:p>
            </text:list-item>
            <text:list-item>
              <text:p text:style-name="P59">La ragione non è sufficiente alla sintesi di autocoscienza e scienza perciò il supporto è dato dallo spirito</text:p>
            </text:list-item>
            <text:list-item>
              <text:p text:style-name="P59">da spirito individuale (soggetto) a universale (oggetto)</text:p>
              <text:list>
                <text:list-item>
                  <text:p text:style-name="P60">L'Io che è in Noi e il Noi che è nell'Io</text:p>
                </text:list-item>
              </text:list>
            </text:list-item>
          </text:list>
        </text:list-item>
        <text:list-item>
          <text:p text:style-name="P55">Filosofia dello spirito</text:p>
          <text:list>
            <text:list-item>
              <text:p text:style-name="P55"><text:soft-page-break/>Spirito soggettivo (spirito individuale)</text:p>
              <text:list>
                <text:list-item>
                  <text:p text:style-name="P55">T: Antropologia (uomo in relazione con se stesso)</text:p>
                </text:list-item>
                <text:list-item>
                  <text:p text:style-name="P55">A: fenomenologia (uomo in relazione con l'ambiente)</text:p>
                </text:list-item>
                <text:list-item>
                  <text:p text:style-name="P55">S: psicologia (spirito come anima)</text:p>
                </text:list-item>
              </text:list>
            </text:list-item>
            <text:list-item>
              <text:p text:style-name="P56">spirito oggettivo <text:span text:style-name="T13">(</text:span>spirito collettivo<text:span text:style-name="T13">)</text:span></text:p>
              <text:list>
                <text:list-item>
                  <text:p text:style-name="P61">lo spirito esce dall'individuale ed entra nel sociale attraverso la libertà</text:p>
                </text:list-item>
                <text:list-item>
                  <text:p text:style-name="P63">la libertà è maggiore in gruppo piccolo piuttosto che grande</text:p>
                </text:list-item>
                <text:list-item>
                  <text:p text:style-name="P63">famiglia garantisce più libertà della società civile</text:p>
                </text:list-item>
                <text:list-item>
                  <text:p text:style-name="P63">Stato regola la giustizia e la libertà</text:p>
                </text:list-item>
                <text:list-item>
                  <text:p text:style-name="P63">Scansione</text:p>
                  <text:list>
                    <text:list-item>
                      <text:p text:style-name="P63">Diritto (sono le leggi)</text:p>
                    </text:list-item>
                    <text:list-item>
                      <text:p text:style-name="P63">Moralità (subordinazione di dovere a volontà)</text:p>
                    </text:list-item>
                    <text:list-item>
                      <text:p text:style-name="P63">Eticità </text:p>
                      <text:list>
                        <text:list-item>
                          <text:p text:style-name="P63">Famiglia (borghese che mira alla procreazione ed educazione dei figli)</text:p>
                        </text:list-item>
                        <text:list-item>
                          <text:p text:style-name="P63">Società civile (in cui l'individuo realizza i propri bisogni, ma tendendo ognuno a pensare a propri si generano conflitti) </text:p>
                        </text:list-item>
                        <text:list-item>
                          <text:p text:style-name="P63">Stato (regola con le leggi i conflitti)</text:p>
                        </text:list-item>
                      </text:list>
                    </text:list-item>
                    <text:list-item>
                      <text:p text:style-name="P64">Stato</text:p>
                      <text:list>
                        <text:list-item>
                          <text:p text:style-name="P65">è "<text:span text:style-name="T16">e</text:span>ntrata nel mondo di Dio" <text:span text:style-name="T16">(teofonia)</text:span></text:p>
                        </text:list-item>
                        <text:list-item>
                          <text:p text:style-name="P66">dovrebbe essere piena realizzazione della libertà</text:p>
                        </text:list-item>
                        <text:list-item>
                          <text:p text:style-name="P66">la miglior forma di governo è monarchia costituzionale</text:p>
                        </text:list-item>
                        <text:list-item>
                          <text:p text:style-name="P67">la democrazia concede troppa libertà</text:p>
                        </text:list-item>
                        <text:list-item>
                          <text:p text:style-name="P68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9">Scansione</text:p>
                          <text:list>
                            <text:list-item>
                              <text:p text:style-name="P70">Diritto statuale interno (Costituzione)</text:p>
                            </text:list-item>
                            <text:list-item>
                              <text:p text:style-name="P71">Diritto statuale esterno (Rapporti con altri Stati)</text:p>
                            </text:list-item>
                            <text:list-item>
                              <text:p text:style-name="P70">Storia Universale</text:p>
                              <text:list>
                                <text:list-item>
                                  <text:p text:style-name="P68">Mondo Orientale (uno solo libero)</text:p>
                                </text:list-item>
                                <text:list-item>
                                  <text:p text:style-name="P68">Mondo greco-romano (alcuni liberi)</text:p>
                                </text:list-item>
                                <text:list-item>
                                  <text:p text:style-name="P68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70"><text:span text:style-name="T15"><text:s/></text:span><text:tab/><text:tab/></text:p>
                </text:list-item>
              </text:list>
            </text:list-item>
            <text:list-item>
              <text:p text:style-name="P55">spirito assoluto</text:p>
              <text:list>
                <text:list-item>
                  <text:p text:style-name="P55"><text:soft-page-break/>sa e conosce se stesso nelle forme dell'arte, religione, filosofia</text:p>
                </text:list-item>
                <text:list-item>
                  <text:p text:style-name="P72">puro, sciolto da ogni legame</text:p>
                </text:list-item>
                <text:list-item>
                  <text:p text:style-name="P72">Arte, Religione e Filosofia hanno medesimo contenuto e differiscono solo per la forma con cui percepiscono l'Assoluto</text:p>
                  <text:list>
                    <text:list-item>
                      <text:p text:style-name="P72">Arte contempla</text:p>
                      <text:list>
                        <text:list-item>
                          <text:p text:style-name="P72">serve allo spirito per comprendere l'Assoluto nelle forme sensibili</text:p>
                        </text:list-item>
                        <text:list-item>
                          <text:p text:style-name="P73">fa cogliere immediatamente l'Assoluto <text:span text:style-name="T17">(tutt'uno di spirito e natura)</text:span></text:p>
                        </text:list-item>
                        <text:list-item>
                          <text:p text:style-name="P74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5">Scansione </text:p>
                          <text:list>
                            <text:list-item>
                              <text:p text:style-name="P75">Simbolica (Architettura): squilibrio tra forma e contenuto</text:p>
                            </text:list-item>
                            <text:list-item>
                              <text:p text:style-name="P75">Classica (Scultura): equilibrio</text:p>
                            </text:list-item>
                            <text:list-item>
                              <text:p text:style-name="P75">Romantica: nuovo squilibrio</text:p>
                              <text:list>
                                <text:list-item>
                                  <text:p text:style-name="P75">Pittura</text:p>
                                </text:list-item>
                                <text:list-item>
                                  <text:p text:style-name="P75">Musica </text:p>
                                </text:list-item>
                                <text:list-item>
                                  <text:p text:style-name="P75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Religione rappresenta</text:p>
                      <text:list>
                        <text:list-item>
                          <text:p text:style-name="P76">rappresentazione: modo tipicamente religioso di pensare a Dio, che è tra i sensi e l'intelletto</text:p>
                        </text:list-item>
                        <text:list-item>
                          <text:p text:style-name="P76">Dio è pensabile solo in senso religioso ed è indimostrabile razionalmente</text:p>
                        </text:list-item>
                        <text:list-item>
                          <text:p text:style-name="P76">Scansione</text:p>
                          <text:list>
                            <text:list-item>
                              <text:p text:style-name="P76">religione naturale (orientale)</text:p>
                              <text:list>
                                <text:list-item>
                                  <text:p text:style-name="P76">Dio è natura</text:p>
                                </text:list-item>
                              </text:list>
                            </text:list-item>
                            <text:list-item>
                              <text:p text:style-name="P76">religione spirituale (greco-romana)</text:p>
                              <text:list>
                                <text:list-item>
                                  <text:p text:style-name="P76">Dio è forma spirituale</text:p>
                                </text:list-item>
                              </text:list>
                            </text:list-item>
                            <text:list-item>
                              <text:p text:style-name="P76">religione assoluta (cristianesimo)</text:p>
                              <text:list>
                                <text:list-item>
                                  <text:p text:style-name="P76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Filosofia comprende concettualmente</text:p>
                      <text:list>
                        <text:list-item>
                          <text:p text:style-name="P77">concetto è idea che pensa a se stessa</text:p>
                        </text:list-item>
                        <text:list-item>
                          <text:p text:style-name="P77">filosofia conosce l'Assoluto tramite concetto</text:p>
                        </text:list-item>
                        <text:list-item>
                          <text:p text:style-name="P77">Scansione</text:p>
                          <text:list>
                            <text:list-item>
                              <text:p text:style-name="P77">filosofia greca</text:p>
                            </text:list-item>
                            <text:list-item>
                              <text:p text:style-name="P77">filosofia moderna (Fichte, Schelling)</text:p>
                            </text:list-item>
                            <text:list-item>
                              <text:p text:style-name="P77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7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11223049040596" text:continue-numbering="true" text:style-name="L5">
              <text:list-item>
                <text:p text:style-name="P197">I parte</text:p>
                <text:list>
                  <text:list-item>
                    <text:p text:style-name="P198">T: Coscienza</text:p>
                  </text:list-item>
                  <text:list-item>
                    <text:p text:style-name="P198">A: Autocoscienza</text:p>
                  </text:list-item>
                  <text:list-item>
                    <text:p text:style-name="P198">S: Ragione</text:p>
                  </text:list-item>
                </text:list>
              </text:list-item>
              <text:list-item>
                <text:p text:style-name="P78">II parte</text:p>
                <text:list>
                  <text:list-item>
                    <text:p text:style-name="P79">T: spirito</text:p>
                  </text:list-item>
                  <text:list-item>
                    <text:p text:style-name="P79">A: religione</text:p>
                  </text:list-item>
                  <text:list-item>
                    <text:p text:style-name="P80">S: sapere assoluto</text:p>
                  </text:list-item>
                </text:list>
              </text:list-item>
              <text:list-item>
                <text:p text:style-name="P81">Sapere Assoluto</text:p>
                <text:list>
                  <text:list-item>
                    <text:p text:style-name="P79">T: logica</text:p>
                    <text:list>
                      <text:list-item>
                        <text:p text:style-name="P62">T: Essere (pensiero in sè e per sè)</text:p>
                      </text:list-item>
                      <text:list-item>
                        <text:p text:style-name="P62">A: Essenza (pensiero fuori di sè)</text:p>
                      </text:list-item>
                      <text:list-item>
                        <text:p text:style-name="P62">S: Concreto (pensiero torna in sè)</text:p>
                      </text:list-item>
                    </text:list>
                  </text:list-item>
                  <text:list-item>
                    <text:p text:style-name="P79">A: filosofia della natura</text:p>
                    <text:list>
                      <text:list-item>
                        <text:p text:style-name="P62">T: <text:span text:style-name="T14">Meccanica</text:span></text:p>
                      </text:list-item>
                      <text:list-item>
                        <text:p text:style-name="P82">A: Fisica</text:p>
                      </text:list-item>
                      <text:list-item>
                        <text:p text:style-name="P82">S: Fisica Organica</text:p>
                      </text:list-item>
                    </text:list>
                  </text:list-item>
                  <text:list-item>
                    <text:p text:style-name="P80">S: filosofia dello spirito (geist)</text:p>
                  </text:list-item>
                </text:list>
              </text:list-item>
              <text:list-item>
                <text:p text:style-name="P81">Filosofia dello spirito</text:p>
                <text:list>
                  <text:list-item>
                    <text:p text:style-name="P83">T: Spirito soggettivo</text:p>
                    <text:list>
                      <text:list-item>
                        <text:p text:style-name="P85">T: Antropologia</text:p>
                      </text:list-item>
                      <text:list-item>
                        <text:p text:style-name="P85">A: fenomenologia</text:p>
                      </text:list-item>
                      <text:list-item>
                        <text:p text:style-name="P85">S: psicologia</text:p>
                      </text:list-item>
                    </text:list>
                  </text:list-item>
                  <text:list-item>
                    <text:p text:style-name="P83">A: Spirito oggettivo</text:p>
                    <text:list>
                      <text:list-item>
                        <text:p text:style-name="P85">T: diritto</text:p>
                      </text:list-item>
                      <text:list-item>
                        <text:p text:style-name="P85">A: moralità</text:p>
                      </text:list-item>
                      <text:list-item>
                        <text:p text:style-name="P86">S: eticità</text:p>
                      </text:list-item>
                    </text:list>
                  </text:list-item>
                  <text:list-item>
                    <text:p text:style-name="P84">S: Spirito assoluto</text:p>
                    <text:list>
                      <text:list-item>
                        <text:p text:style-name="P85">T: Arte</text:p>
                      </text:list-item>
                      <text:list-item>
                        <text:p text:style-name="P85">A: Religione</text:p>
                      </text:list-item>
                      <text:list-item>
                        <text:p text:style-name="P85">S: Filosofia</text:p>
                      </text:list-item>
                    </text:list>
                  </text:list-item>
                </text:list>
                <text:p text:style-name="P62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1417430411855658953" text:style-name="L6">
              <text:list-item>
                <text:p text:style-name="P18">Eticità</text:p>
                <text:list>
                  <text:list-item>
                    <text:p text:style-name="P20">T: Famiglia</text:p>
                  </text:list-item>
                  <text:list-item>
                    <text:p text:style-name="P20">A: Società civile</text:p>
                  </text:list-item>
                  <text:list-item>
                    <text:p text:style-name="P20">S: Stato</text:p>
                    <text:list>
                      <text:list-item>
                        <text:p text:style-name="P21">T: diritto statuale interno</text:p>
                      </text:list-item>
                      <text:list-item>
                        <text:p text:style-name="P21">A: diritto statuale esterno</text:p>
                      </text:list-item>
                      <text:list-item>
                        <text:p text:style-name="P21">S: storia universale</text:p>
                      </text:list-item>
                    </text:list>
                  </text:list-item>
                </text:list>
              </text:list-item>
              <text:list-item>
                <text:p text:style-name="P19">Spirito Assoluto</text:p>
                <text:list>
                  <text:list-item>
                    <text:p text:style-name="P20">T: Arte</text:p>
                    <text:list>
                      <text:list-item>
                        <text:p text:style-name="P21">T: simbolica</text:p>
                      </text:list-item>
                      <text:list-item>
                        <text:p text:style-name="P21">A: classica</text:p>
                      </text:list-item>
                      <text:list-item>
                        <text:p text:style-name="P21">S: romantica</text:p>
                      </text:list-item>
                    </text:list>
                  </text:list-item>
                  <text:list-item>
                    <text:p text:style-name="P20">A: Religione</text:p>
                    <text:list>
                      <text:list-item>
                        <text:p text:style-name="P21">T: naturale</text:p>
                      </text:list-item>
                      <text:list-item>
                        <text:p text:style-name="P21">A: spirituale</text:p>
                      </text:list-item>
                      <text:list-item>
                        <text:p text:style-name="P21">S: rivelata</text:p>
                      </text:list-item>
                    </text:list>
                  </text:list-item>
                  <text:list-item>
                    <text:p text:style-name="P20">S: Filosofia</text:p>
                    <text:list>
                      <text:list-item>
                        <text:p text:style-name="P21">T: antica</text:p>
                      </text:list-item>
                      <text:list-item>
                        <text:p text:style-name="P21">A: moderna</text:p>
                      </text:list-item>
                      <text:list-item>
                        <text:p text:style-name="P21">S: filosofia hegeliana</text:p>
                        <text:p text:style-name="P21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9" text:outline-level="1"><text:bookmark text:name="Schopenhauer"/>Schopenhauer</text:h>
      <text:list xml:id="list4119187835928412466" text:style-name="L7">
        <text:list-item>
          <text:p text:style-name="P87">“<text:span text:style-name="T18">Sulla quadruplice radice del principio di ragione sufficiente</text:span>”</text:p>
          <text:list>
            <text:list-item>
              <text:p text:style-name="P88">principio di ragione sufficiente:</text:p>
              <text:list>
                <text:list-item>
                  <text:p text:style-name="P88"><text:s/>è un principio logico di Leibniz aggiunto ai 3 aristotelici</text:p>
                </text:list-item>
                <text:list-item>
                  <text:p text:style-name="P88">nessun fatto può accadere senza che vi sia una ragione sufficiente che ci dica così</text:p>
                </text:list-item>
              </text:list>
            </text:list-item>
            <text:list-item>
              <text:p text:style-name="P88">Schopenhauer aggiunge una quadruplice radice, ossia trova 4 classi dove si può applicare in specifico il principio:</text:p>
              <text:list>
                <text:list-item>
                  <text:p text:style-name="P88">Fiendi (divenire)</text:p>
                  <text:list>
                    <text:list-item>
                      <text:p text:style-name="P88">oggetti dove si manifesta relazione causa-effetto</text:p>
                    </text:list-item>
                  </text:list>
                </text:list-item>
                <text:list-item>
                  <text:p text:style-name="P88">Essendi (essere)</text:p>
                  <text:list>
                    <text:list-item>
                      <text:p text:style-name="P88">oggetti dove si manifesta spazio-tempo</text:p>
                    </text:list-item>
                  </text:list>
                </text:list-item>
                <text:list-item>
                  <text:p text:style-name="P88">Cognoscendi</text:p>
                  <text:list>
                    <text:list-item>
                      <text:p text:style-name="P88">oggetti dove si manifesta prima-dopo</text:p>
                    </text:list-item>
                  </text:list>
                </text:list-item>
                <text:list-item>
                  <text:p text:style-name="P88">Agendi</text:p>
                  <text:list>
                    <text:list-item>
                      <text:p text:style-name="P88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Ispirazioni del sistema</text:p>
          <text:list>
            <text:list-item>
              <text:p text:style-name="P88">Platone</text:p>
              <text:list>
                <text:list-item>
                  <text:p text:style-name="P88">Mondo delle idee</text:p>
                </text:list-item>
                <text:list-item>
                  <text:p text:style-name="P88">“<text:span text:style-name="T27">Meglio non essere nati, piuttosto che vivere</text:span>”</text:p>
                </text:list-item>
              </text:list>
            </text:list-item>
            <text:list-item>
              <text:p text:style-name="P88">Kant</text:p>
              <text:list>
                <text:list-item>
                  <text:p text:style-name="P88">è stato l’ultimo filosofo a suo dire</text:p>
                </text:list-item>
                <text:list-item>
                  <text:p text:style-name="P88">non condivide l’idea di noumeno inconoscibile, poiché è conoscibile con il corpo</text:p>
                </text:list-item>
              </text:list>
            </text:list-item>
            <text:list-item>
              <text:p text:style-name="P88">Romantici <text:span text:style-name="T19">(Idealismo)</text:span></text:p>
              <text:list>
                <text:list-item>
                  <text:p text:style-name="P88">ha fatto retrocedere la filosofia (Ficthe, Schelling ed Hegel considerati come sofisti)</text:p>
                </text:list-item>
                <text:list-item>
                  <text:p text:style-name="P88">hanno trascurato tematiche più importanti di Assoluto e Infinito</text:p>
                </text:list-item>
                <text:list-item>
                  <text:p text:style-name="P89">definita “filosofia dell’università”</text:p>
                </text:list-item>
                <text:list-item>
                  <text:p text:style-name="P89">Hegel è definito “Sicario della verità” e non accetta identità reale-razionale</text:p>
                </text:list-item>
              </text:list>
            </text:list-item>
            <text:list-item>
              <text:p text:style-name="P89">Filosofia orientale</text:p>
              <text:list>
                <text:list-item>
                  <text:p text:style-name="P89">lesse molte opere della filosofia precedente a quella greca</text:p>
                </text:list-item>
                <text:list-item>
                  <text:p text:style-name="P89">“<text:span text:style-name="T26">Esistere è soffrire</text:span>”</text:p>
                </text:list-item>
              </text:list>
            </text:list-item>
            <text:list-item>
              <text:p text:style-name="P90">Calderon de la Barca</text:p>
              <text:list>
                <text:list-item>
                  <text:p text:style-name="P90">“La colpa dell’uomo è di esser nato”</text:p>
                </text:list-item>
              </text:list>
            </text:list-item>
            <text:list-item>
              <text:p text:style-name="P91"><text:soft-page-break/>Bibbia</text:p>
              <text:list>
                <text:list-item>
                  <text:p text:style-name="P91">“La vita è una valle di lacrime”</text:p>
                </text:list-item>
              </text:list>
            </text:list-item>
          </text:list>
        </text:list-item>
        <text:list-item>
          <text:p text:style-name="P89">Velo di Maya</text:p>
          <text:list>
            <text:list-item>
              <text:p text:style-name="P89">è della tradizione buddista</text:p>
            </text:list-item>
            <text:list-item>
              <text:p text:style-name="P89">è un separatore</text:p>
            </text:list-item>
            <text:list-item>
              <text:p text:style-name="P89">divide la realtà conoscibile da una realtà non conoscibile con sicurezza</text:p>
            </text:list-item>
            <text:list-item>
              <text:p text:style-name="P89">il velo è sottile è permette di essere superato con facilità</text:p>
            </text:list-item>
            <text:list-item>
              <text:p text:style-name="P89">aldiqu<text:span text:style-name="T20">a</text:span> vi è il mondo come rappresentazione</text:p>
            </text:list-item>
            <text:list-item>
              <text:p text:style-name="P89">aldilà vi è il mondo come volontà</text:p>
            </text:list-item>
            <text:list-item>
              <text:p text:style-name="P89">la volontà non è inconoscibile completamente poiché basta andare oltre il velo</text:p>
            </text:list-item>
            <text:list-item>
              <text:p text:style-name="P89">Kant non diede la possibilità di conoscere oltre il velo (noumeno)</text:p>
            </text:list-item>
          </text:list>
        </text:list-item>
        <text:list-item>
          <text:p text:style-name="P89">Rappresentazioni</text:p>
          <text:list>
            <text:list-item>
              <text:p text:style-name="P89">sono fenomeno (da Kant), sogno, illusione e parvenza (ripresi da Calderon de la Barca)</text:p>
            </text:list-item>
            <text:list-item>
              <text:p text:style-name="P92">Composte da soggetto rappresentante e oggetto rappresentativo</text:p>
              <text:list>
                <text:list-item>
                  <text:p text:style-name="P92">sono inseparabili</text:p>
                </text:list-item>
              </text:list>
            </text:list-item>
            <text:list-item>
              <text:p text:style-name="P92">spazio, tempo e causalità</text:p>
              <text:list>
                <text:list-item>
                  <text:p text:style-name="P92">Kant</text:p>
                  <text:list>
                    <text:list-item>
                      <text:p text:style-name="P92">spazio, tempo: forme pure sensibilità</text:p>
                    </text:list-item>
                    <text:list-item>
                      <text:p text:style-name="P92">causalità: forme pure intelletto</text:p>
                    </text:list-item>
                  </text:list>
                </text:list-item>
                <text:list-item>
                  <text:p text:style-name="P92">Schopenhauer</text:p>
                  <text:list>
                    <text:list-item>
                      <text:p text:style-name="P92">spazio: forma pura intelletto</text:p>
                      <text:list>
                        <text:list-item>
                          <text:p text:style-name="P92"><text:s/>rappresentazioni appaiono secondo la posizione</text:p>
                        </text:list-item>
                      </text:list>
                    </text:list-item>
                    <text:list-item>
                      <text:p text:style-name="P92">tempo: forma pura intelletto</text:p>
                      <text:list>
                        <text:list-item>
                          <text:p text:style-name="P92">rappresentazioni appaiono secondo la successione</text:p>
                        </text:list-item>
                      </text:list>
                    </text:list-item>
                    <text:list-item>
                      <text:p text:style-name="P92">causalità: forma pura intelletto</text:p>
                      <text:list>
                        <text:list-item>
                          <text:p text:style-name="P92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Volontà</text:p>
          <text:list>
            <text:list-item>
              <text:p text:style-name="P112"><text:span text:style-name="T22">n</text:span><text:span text:style-name="T21">oumeno reso conoscibile</text:span></text:p>
            </text:list-item>
            <text:list-item>
              <text:p text:style-name="P94">non obbedisce a ragione e morale, ma solo a se stessa</text:p>
            </text:list-item>
            <text:list-item>
              <text:p text:style-name="P94">l’unica sua preoccupazione è l’infinito</text:p>
              <text:list>
                <text:list-item>
                  <text:p text:style-name="P94">non può racchiuderlo in se, quindi cerca di infinitizzarsi</text:p>
                </text:list-item>
                <text:list-item>
                  <text:p text:style-name="P96">renderebbe però simili a sé, ossia infinite, le cose finite</text:p>
                </text:list-item>
              </text:list>
            </text:list-item>
            <text:list-item>
              <text:p text:style-name="P94">uomo agisce nella rappresentazione, ma superato il velo prende atto della volontà</text:p>
              <text:list>
                <text:list-item>
                  <text:p text:style-name="P94">la corporeità squarcia il velo</text:p>
                </text:list-item>
                <text:list-item>
                  <text:p text:style-name="P94">l’anima considera uguali rappresentazione e volontà</text:p>
                </text:list-item>
              </text:list>
            </text:list-item>
            <text:list-item>
              <text:p text:style-name="P94"><text:soft-page-break/>uomo è succube della volontà (di vivere) quando la si conosce</text:p>
              <text:list>
                <text:list-item>
                  <text:p text:style-name="P97">uomo non sceglie è la volontà a scegliere</text:p>
                  <text:list>
                    <text:list-item>
                      <text:p text:style-name="P97">amore è illusione e ha lo scopo di generare altri infelici</text:p>
                    </text:list-item>
                  </text:list>
                  <text:p text:style-name="P94"/>
                </text:list-item>
                <text:list-item>
                  <text:p text:style-name="P112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4">non si inneggia però a morte e suicidio</text:p>
                </text:list-item>
                <text:list-item>
                  <text:p text:style-name="P98">piacere è cessazione temporanea di dolore</text:p>
                  <text:list>
                    <text:list-item>
                      <text:p text:style-name="P98">solo alcuni attimi dura il piacere, così l’uomo non lo percepisce neppure</text:p>
                    </text:list-item>
                    <text:list-item>
                      <text:p text:style-name="P99">Leopardi ha rappresentato profondamente il dolore, secondo Schopenhauer </text:p>
                    </text:list-item>
                  </text:list>
                </text:list-item>
                <text:list-item>
                  <text:p text:style-name="P100">la vita è </text:p>
                  <text:list>
                    <text:list-item>
                      <text:p text:style-name="P95">sofferenza <text:span text:style-name="T24">sin dalla nascita e per tutta la vita</text:span> e ciò genera pessimismo</text:p>
                    </text:list-item>
                    <text:list-item>
                      <text:p text:style-name="P100">un pendolo che oscilla tra dolore e noia, il piacere è al centro e il pendolo vi passa solo per una frazione di secondo</text:p>
                    </text:list-item>
                    <text:list-item>
                      <text:p text:style-name="P100">rinvio della morte</text:p>
                    </text:list-item>
                    <text:list-item>
                      <text:p text:style-name="P100">accompagnata della morte</text:p>
                    </text:list-item>
                    <text:list-item>
                      <text:p text:style-name="P101">va sofferta un po’ alla volta</text:p>
                    </text:list-item>
                  </text:list>
                </text:list-item>
                <text:list-item>
                  <text:p text:style-name="P97">Sillogismo</text:p>
                  <text:list>
                    <text:list-item>
                      <text:p text:style-name="P97">volere è soffrire</text:p>
                    </text:list-item>
                    <text:list-item>
                      <text:p text:style-name="P97">vivere è volere</text:p>
                    </text:list-item>
                    <text:list-item>
                      <text:p text:style-name="P97">vita è sofferenza</text:p>
                    </text:list-item>
                  </text:list>
                </text:list-item>
              </text:list>
            </text:list-item>
            <text:list-item>
              <text:p text:style-name="P94">volontà di vivere (caratteristiche)</text:p>
              <text:list>
                <text:list-item>
                  <text:p text:style-name="P94">oltre spazio, tempo e casualità</text:p>
                </text:list-item>
                <text:list-item>
                  <text:p text:style-name="P94">inconscia, arazionale</text:p>
                </text:list-item>
                <text:list-item>
                  <text:p text:style-name="P94">forza cieca, senza freno (simile alla libido freudiana)</text:p>
                </text:list-item>
                <text:list-item>
                  <text:p text:style-name="P94">unica</text:p>
                </text:list-item>
                <text:list-item>
                  <text:p text:style-name="P94">incausata</text:p>
                </text:list-item>
                <text:list-item>
                  <text:p text:style-name="P94">eterna</text:p>
                </text:list-item>
                <text:list-item>
                  <text:p text:style-name="P94">senza alcun fine (se non quello di soffocare la libertà umana)</text:p>
                </text:list-item>
                <text:list-item>
                  <text:p text:style-name="P94">cosmica (anche la natura è succube)</text:p>
                </text:list-item>
                <text:list-item>
                  <text:p text:style-name="P94">si concretizza/oggettiva in idee e successivamente in uomini finiti (uomo copia di idea)</text:p>
                </text:list-item>
              </text:list>
            </text:list-item>
            <text:list-item>
              <text:p text:style-name="P102">Sofferenza</text:p>
              <text:list>
                <text:list-item>
                  <text:p text:style-name="P102">universale: tutto soffre (natura, uomo)</text:p>
                </text:list-item>
                <text:list-item>
                  <text:p text:style-name="P103">è impossibile non soffrire</text:p>
                </text:list-item>
                <text:list-item>
                  <text:p text:style-name="P104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5">Vie liberazione dal dolore</text:p>
              <text:list>
                <text:list-item>
                  <text:p text:style-name="P106"><text:soft-page-break/>suicidio afferma la supremazia della volontà, perciò per non sottostarvi e necessario trovare una fuga al dolore</text:p>
                </text:list-item>
                <text:list-item>
                  <text:p text:style-name="P106">l’uomo non ha tutte le risposte ed è perciò inadeguato</text:p>
                </text:list-item>
                <text:list-item>
                  <text:p text:style-name="P106">passaggio da volontas a noluntas <text:span text:style-name="T28">(non volontà)</text:span>, che vince la volontà</text:p>
                </text:list-item>
                <text:list-item>
                  <text:p text:style-name="P107">distacco dalla volontà è un distacco dalla realtà</text:p>
                </text:list-item>
                <text:list-item>
                  <text:p text:style-name="P107">Vie</text:p>
                  <text:list>
                    <text:list-item>
                      <text:p text:style-name="P107">Arte</text:p>
                      <text:list>
                        <text:list-item>
                          <text:p text:style-name="P107">piacere momentaneo</text:p>
                        </text:list-item>
                        <text:list-item>
                          <text:p text:style-name="P107">uomo è puro soggetto conoscente</text:p>
                        </text:list-item>
                        <text:list-item>
                          <text:p text:style-name="P107">porta a conoscenza libera e disinteressata della volontà</text:p>
                        </text:list-item>
                        <text:list-item>
                          <text:p text:style-name="P107">contempla la vita (non vive)</text:p>
                        </text:list-item>
                        <text:list-item>
                          <text:p text:style-name="P108">uomo supera per un istante la volontà, la trascende</text:p>
                          <text:list>
                            <text:list-item>
                              <text:p text:style-name="P109">musica è un istante più lungo</text:p>
                            </text:list-item>
                            <text:list-item>
                              <text:p text:style-name="P109">poesia </text:p>
                            </text:list-item>
                            <text:list-item>
                              <text:p text:style-name="P109">tragedia</text:p>
                            </text:list-item>
                            <text:list-item>
                              <text:p text:style-name="P109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Etica della pietà (Compassione)</text:p>
                      <text:list>
                        <text:list-item>
                          <text:p text:style-name="P111">superamento dell’egoismo, poiché non è del singolo la sofferenza</text:p>
                        </text:list-item>
                        <text:list-item>
                          <text:p text:style-name="P111">la sofferenza è condivisa con tutti e perciò si soffre meno</text:p>
                        </text:list-item>
                      </text:list>
                    </text:list-item>
                    <text:list-item>
                      <text:p text:style-name="P111">Ascesi (ripresa da filosofia orientale)</text:p>
                      <text:list>
                        <text:list-item>
                          <text:p text:style-name="P111">vita di preghiera e contemplazione</text:p>
                        </text:list-item>
                        <text:list-item>
                          <text:p text:style-name="P111">isolamento dal mondo per non provare sofferenza</text:p>
                        </text:list-item>
                        <text:list-item>
                          <text:p text:style-name="P111">rinuncia a tutto ciò che la vita offre, rinuncia temporanea a vivere (nichilismo), come nel nirvana buddista</text:p>
                        </text:list-item>
                        <text:list-item>
                          <text:p text:style-name="P111">si arriva alla noluntas</text:p>
                        </text:list-item>
                        <text:list-item>
                          <text:p text:style-name="P111">la durata è maggiore seppur non per tutta la vita</text:p>
                        </text:list-item>
                        <text:list-item>
                          <text:p text:style-name="P111">uscita da questo temporaneo isolamento riporta alla normale sofferenza</text:p>
                        </text:list-item>
                        <text:list-item>
                          <text:p text:style-name="P111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4493440553482109460" text:style-name="L8">
        <text:list-item>
          <text:p text:style-name="P113">precursore dell'esistenzialismo di Eideger</text:p>
        </text:list-item>
        <text:list-item>
          <text:p text:style-name="P113">In antitesi a Kant ed Hegel</text:p>
          <text:list>
            <text:list-item>
              <text:p text:style-name="P113">Non è concepibile l'identità reale-razionale, <text:span text:style-name="T29">poiché</text:span> l'esistenza non è razionalizzabile</text:p>
            </text:list-item>
            <text:list-item>
              <text:p text:style-name="P114">Tre errori di Hegel</text:p>
              <text:list>
                <text:list-item>
                  <text:p text:style-name="P114">Aver costruito un sistema completamente astratto</text:p>
                </text:list-item>
                <text:list-item>
                  <text:p text:style-name="P114">sistema troppo complesso e totalizzante</text:p>
                </text:list-item>
                <text:list-item>
                  <text:p text:style-name="P114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5"><text:soft-page-break/>Filosofo dell’aut-aut in antitesi all’hegelismo dell’et-et</text:p>
        </text:list-item>
        <text:list-item>
          <text:p text:style-name="P116">Da pensiero astratto a concreto, ossia pensante e pensato</text:p>
        </text:list-item>
        <text:list-item>
          <text:p text:style-name="P116">L’uomo (Kierkegaard) si sente “livello zero”/”punto zero” <text:span text:style-name="T32">(nullità), poiché non può sapere cosa riserva il destino</text:span></text:p>
          <text:list>
            <text:list-item>
              <text:p text:style-name="P117">In Dio si trova la liberazione da questo stato</text:p>
            </text:list-item>
            <text:list-item>
              <text:p text:style-name="P117">L’esistenza (essere) è annichilito da se stessa</text:p>
            </text:list-item>
            <text:list-item>
              <text:p text:style-name="P117">L’esistenza umana è irriducibile rispetto al pensiero e non ha nulla a che fare con esso</text:p>
            </text:list-item>
            <text:list-item>
              <text:p text:style-name="P117">Esistenza (exsitere: uscire dal nulla ed essere sospesi tra essere e non essere)</text:p>
              <text:list>
                <text:list-item>
                  <text:p text:style-name="P117">possibilità di scegliere in modo ben preciso <text:span text:style-name="T33">(in un modo o nell’altro)</text:span></text:p>
                </text:list-item>
                <text:list-item>
                  <text:p text:style-name="P117">è di natura pratica non teoretica (ateoretica)</text:p>
                </text:list-item>
              </text:list>
            </text:list-item>
          </text:list>
        </text:list-item>
        <text:list-item>
          <text:p text:style-name="P118">Diario di un seduttore</text:p>
          <text:list>
            <text:list-item>
              <text:p text:style-name="P118">Il mio dolore è il mio castello</text:p>
            </text:list-item>
            <text:list-item>
              <text:p text:style-name="P118">tutta la vita mi è peste, me soprattutto</text:p>
            </text:list-item>
            <text:list-item>
              <text:p text:style-name="P118">tutta l’esistenza mi angusta, dal più piccolo dei moscerini al mistero dell’incarnazione</text:p>
              <text:list>
                <text:list-item>
                  <text:p text:style-name="P118">Non distingue un dolore forte da uno debole</text:p>
                </text:list-item>
              </text:list>
            </text:list-item>
            <text:list-item>
              <text:p text:style-name="P118">Il padre lo ha reso insicuro e infelice</text:p>
            </text:list-item>
          </text:list>
        </text:list-item>
        <text:list-item>
          <text:p text:style-name="P118">Timore e Tremore</text:p>
          <text:list>
            <text:list-item>
              <text:p text:style-name="P118">L’uomo si affida a Dio ma si può rimanere delusi</text:p>
            </text:list-item>
            <text:list-item>
              <text:p text:style-name="P118">Per non rimanere delusi l’uomo prova</text:p>
              <text:list>
                <text:list-item>
                  <text:p text:style-name="P118">Timore, che Dio si adiri per non averlo cercato prima</text:p>
                </text:list-item>
                <text:list-item>
                  <text:p text:style-name="P118">Tremore, perché sia abbandonato</text:p>
                  <text:list>
                    <text:list-item>
                      <text:p text:style-name="P119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Aut-Aut</text:p>
          <text:list>
            <text:list-item>
              <text:p text:style-name="P120">L’esistenza non è unitaria, si articola per stadi (dialettica qualitativa, per salti)</text:p>
              <text:list>
                <text:list-item>
                  <text:p text:style-name="P120">stadio estetico</text:p>
                  <text:list>
                    <text:list-item>
                      <text:p text:style-name="P120">Modello: Don Giovanni</text:p>
                    </text:list-item>
                    <text:list-item>
                      <text:p text:style-name="P120">Ogni sensazione è unica e irripetibile, va colta in un attimo</text:p>
                    </text:list-item>
                    <text:list-item>
                      <text:p text:style-name="P120">Distacco dalla realtà, vita vissuta a pieno</text:p>
                    </text:list-item>
                    <text:list-item>
                      <text:p text:style-name="P120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20">stadio etico</text:p>
                  <text:list>
                    <text:list-item>
                      <text:p text:style-name="P121">Modello: marito</text:p>
                    </text:list-item>
                    <text:list-item>
                      <text:p text:style-name="P121">Esistenza regolata dalla ripetitività</text:p>
                    </text:list-item>
                    <text:list-item>
                      <text:p text:style-name="P121">Pentimento per non aver goduto della vita</text:p>
                    </text:list-item>
                    <text:list-item>
                      <text:p text:style-name="P121">Noia e disperazione perenni per non poter adempiere ai propri doveri</text:p>
                    </text:list-item>
                  </text:list>
                </text:list-item>
                <text:list-item>
                  <text:p text:style-name="P120">stadio religioso</text:p>
                  <text:list>
                    <text:list-item>
                      <text:p text:style-name="P122">Modello: Abramo, cavaliere della fede</text:p>
                    </text:list-item>
                    <text:list-item>
                      <text:p text:style-name="P124"><text:soft-page-break/>fede è rapporto privato tra uomo-Dio</text:p>
                    </text:list-item>
                    <text:list-item>
                      <text:p text:style-name="P125">Contraddittorietà di Abramo</text:p>
                      <text:list>
                        <text:list-item>
                          <text:p text:style-name="P126">Abramo è assassino</text:p>
                        </text:list-item>
                        <text:list-item>
                          <text:p text:style-name="P126">Abramo agisce con fede sapendo che Dio dà e toglie la vita</text:p>
                          <text:list>
                            <text:list-item>
                              <text:p text:style-name="P123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fede genera solitudine</text:p>
                      <text:list>
                        <text:list-item>
                          <text:p text:style-name="P127">uomo piccolo nei confronti di Dio</text:p>
                        </text:list-item>
                        <text:list-item>
                          <text:p text:style-name="P127">Dio salva l’uomo</text:p>
                        </text:list-item>
                      </text:list>
                    </text:list-item>
                    <text:list-item>
                      <text:p text:style-name="P127">Vita ed esistenza sono possibilità (di scelta)</text:p>
                      <text:list>
                        <text:list-item>
                          <text:p text:style-name="P127">angoscia è puro sentimento del possibile</text:p>
                          <text:list>
                            <text:list-item>
                              <text:p text:style-name="P127">tutte le scelte conducono all’angoscia (poiché rivelano tranelli)</text:p>
                            </text:list-item>
                            <text:list-item>
                              <text:p text:style-name="P127">oggetto di scelta</text:p>
                              <text:list>
                                <text:list-item>
                                  <text:p text:style-name="P127">tempo, perché incontrollabile</text:p>
                                </text:list-item>
                                <text:list-item>
                                  <text:p text:style-name="P127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Per fuggire l’angoscia l’uomo può</text:p>
                          <text:list>
                            <text:list-item>
                              <text:p text:style-name="P127">rifiutare Dio e mantenere la libertà</text:p>
                            </text:list-item>
                            <text:list-item>
                              <text:p text:style-name="P127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1" text:outline-level="2"><text:bookmark-start text:name="Marx"/>Marx<text:bookmark-end text:name="Marx"/></text:h>
      <text:list xml:id="list4662031710227497451" text:style-name="L9">
        <text:list-item>
          <text:p text:style-name="P128">Maestro del sospetto insieme a Freud e Nietzsche, poiché portarono a un cambiamento</text:p>
        </text:list-item>
        <text:list-item>
          <text:p text:style-name="P128">Scrisse opere di politica ed economia (“Il capitale”)</text:p>
        </text:list-item>
        <text:list-item>
          <text:p text:style-name="P129">Si ispira al pensiero di Hegel, applicato nel concreto</text:p>
          <text:list>
            <text:list-item>
              <text:p text:style-name="P129">reale e razionale devono coincidere nel concreto non nell’astratto</text:p>
            </text:list-item>
            <text:list-item>
              <text:p text:style-name="P129">Feuerbach (sinistra hegeliana)</text:p>
            </text:list-item>
          </text:list>
        </text:list-item>
        <text:list-item>
          <text:p text:style-name="P129">In contrasto al socialismo utopistico di Proudon e Saint Simon</text:p>
          <text:list>
            <text:list-item>
              <text:p text:style-name="P129">la proprietà privata non può essere distribuita fra tutti, perciò bisogna eliminarla perché fonte dei mali</text:p>
            </text:list-item>
          </text:list>
        </text:list-item>
        <text:list-item>
          <text:p text:style-name="P130">Il capitale è ispirato alle teorie liberiste di Smith e Ricardo</text:p>
          <text:list>
            <text:list-item>
              <text:p text:style-name="P131">Economia è data dalla forza lavoro</text:p>
            </text:list-item>
            <text:list-item>
              <text:p text:style-name="P132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3">11^ tesi su Feuerbach</text:p>
          <text:list>
            <text:list-item>
              <text:p text:style-name="P133">La filosofia si è limitata sino ad ora ad interpretare il mondo, ora è il momento di trasformarlo</text:p>
            </text:list-item>
            <text:list-item>
              <text:p text:style-name="P133">Si può fare ciò tramite una rivoluzione ideologica (praxi rivoluzionaria)</text:p>
              <text:list>
                <text:list-item>
                  <text:p text:style-name="P133">Pensare e Agire, sarà il motto mazziniano</text:p>
                </text:list-item>
                <text:list-item>
                  <text:p text:style-name="P133">L’obbiettivo è passare dalla filosofia del cielo a una filosofia della terra (da astratto a <text:soft-page-break/>concreto)</text:p>
                </text:list-item>
                <text:list-item>
                  <text:p text:style-name="P134">L’Agire trasforma l’astratto in concreto</text:p>
                </text:list-item>
                <text:list-item>
                  <text:p text:style-name="P133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5">Ideologia tedesca (Materialismo storico)</text:p>
          <text:list>
            <text:list-item>
              <text:p text:style-name="P136">La storia non è un processo spirituale, ma piuttosto materiale </text:p>
            </text:list-item>
            <text:list-item>
              <text:p text:style-name="P136">La storia è progresso e non può avere una conclusione. Segue un processo triatico:</text:p>
              <text:list>
                <text:list-item>
                  <text:p text:style-name="P136">Bisogni dell’uomo</text:p>
                </text:list-item>
                <text:list-item>
                  <text:p text:style-name="P136">Produzione dei mezzi per soddisfarli</text:p>
                </text:list-item>
                <text:list-item>
                  <text:p text:style-name="P136">Produzione di nuovi bisogni</text:p>
                </text:list-item>
              </text:list>
            </text:list-item>
            <text:list-item>
              <text:p text:style-name="P136">L’uomo è diverso dall’animale perché dovrà sempre soddisfare bisogni</text:p>
            </text:list-item>
            <text:list-item>
              <text:p text:style-name="P137">Storia ed economia sono strutture</text:p>
              <text:list>
                <text:list-item>
                  <text:p text:style-name="P137">forze produttive</text:p>
                  <text:list>
                    <text:list-item>
                      <text:p text:style-name="P137">forza lavoro</text:p>
                    </text:list-item>
                    <text:list-item>
                      <text:p text:style-name="P137">mezzi di produzione</text:p>
                    </text:list-item>
                    <text:list-item>
                      <text:p text:style-name="P137">conoscenze tecniche</text:p>
                    </text:list-item>
                  </text:list>
                </text:list-item>
                <text:list-item>
                  <text:p text:style-name="P137">rapporti di produzione</text:p>
                  <text:list>
                    <text:list-item>
                      <text:p text:style-name="P137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38">Le altre scienze sono sovrastrutture e dipendono dalle strutture</text:p>
            </text:list-item>
            <text:list-item>
              <text:p text:style-name="P139">Nuove forze produttive e vecchi rapporti di produzione si scontrano generando la legge della storia</text:p>
              <text:list>
                <text:list-item>
                  <text:p text:style-name="P139">Classe in ascesa e classe in tramonto</text:p>
                </text:list-item>
                <text:list-item>
                  <text:p text:style-name="P139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40">Dialettica della storia</text:p>
              <text:list>
                <text:list-item>
                  <text:p text:style-name="P140">società patriarcale</text:p>
                </text:list-item>
                <text:list-item>
                  <text:p text:style-name="P140">società schiavista</text:p>
                </text:list-item>
                <text:list-item>
                  <text:p text:style-name="P140">società feudale</text:p>
                </text:list-item>
                <text:list-item>
                  <text:p text:style-name="P140">società capitalista</text:p>
                </text:list-item>
                <text:list-item>
                  <text:p text:style-name="P140">società proletario-comunista</text:p>
                </text:list-item>
              </text:list>
            </text:list-item>
            <text:list-item>
              <text:p text:style-name="P140">Ciò che è avvenuto prima del comunismo sarà definito Preistoria</text:p>
            </text:list-item>
          </text:list>
        </text:list-item>
        <text:list-item>
          <text:p text:style-name="P141">Manifesto</text:p>
          <text:list>
            <text:list-item>
              <text:p text:style-name="P141">Ogni società è una storia di lotta di classe generato dalla proprietà privata</text:p>
              <text:list>
                <text:list-item>
                  <text:p text:style-name="P143">La lotta proletari-capitalisti è ideologica</text:p>
                </text:list-item>
              </text:list>
            </text:list-item>
            <text:list-item>
              <text:p text:style-name="P141">Parti</text:p>
              <text:list>
                <text:list-item>
                  <text:p text:style-name="P141">Analisi della lotta di classe e borghesia</text:p>
                </text:list-item>
                <text:list-item>
                  <text:p text:style-name="P141">Concetto storico di lotta di classe</text:p>
                </text:list-item>
                <text:list-item>
                  <text:p text:style-name="P141">Critica ai socialismi non scientifici</text:p>
                </text:list-item>
              </text:list>
            </text:list-item>
            <text:list-item>
              <text:p text:style-name="P141"><text:soft-page-break/>Classe: individui con interessi politici, economici e sociali in comune</text:p>
            </text:list-item>
            <text:list-item>
              <text:p text:style-name="P141">Obiettivi</text:p>
              <text:list>
                <text:list-item>
                  <text:p text:style-name="P141">Abolire la proprietà privata</text:p>
                </text:list-item>
                <text:list-item>
                  <text:p text:style-name="P141">socializzare terre e beni</text:p>
                </text:list-item>
              </text:list>
            </text:list-item>
            <text:list-item>
              <text:p text:style-name="P141">Il Manifesto si conclude con “”Proletari di tutto il mondo unitevi”</text:p>
              <text:list>
                <text:list-item>
                  <text:p text:style-name="P141">La lotta di classe non può essere compiuta dal singolo</text:p>
                </text:list-item>
              </text:list>
            </text:list-item>
          </text:list>
        </text:list-item>
        <text:list-item>
          <text:p text:style-name="P141">Manoscritti economico filosofici</text:p>
          <text:list>
            <text:list-item>
              <text:p text:style-name="P142">Comunismo rozzo <text:span text:style-name="T35">(Proudon e Saint-Simon)</text:span></text:p>
              <text:list>
                <text:list-item>
                  <text:p text:style-name="P144">commettono lo stesso errore di Platone (donne in comune)</text:p>
                </text:list-item>
              </text:list>
            </text:list-item>
            <text:list-item>
              <text:p text:style-name="P144">Comunismo autentico</text:p>
              <text:list>
                <text:list-item>
                  <text:p text:style-name="P144">Classismo: consumi e proprietà sono differenti per ognuno</text:p>
                </text:list-item>
                <text:list-item>
                  <text:p text:style-name="P144">Comunismo: consumi uguali per tutti </text:p>
                  <text:list>
                    <text:list-item>
                      <text:p text:style-name="P144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Critica al programma di Gotha</text:p>
          <text:list>
            <text:list-item>
              <text:p text:style-name="P145">Per raggiungere il comunismo</text:p>
              <text:list>
                <text:list-item>
                  <text:p text:style-name="P145">distruggere la famiglia, fonte delle prime differenze tra individui</text:p>
                </text:list-item>
                <text:list-item>
                  <text:p text:style-name="P145">annullare la patria, fonte di nazionalismo e del prevalere del più forte tra nazioni</text:p>
                </text:list-item>
                <text:list-item>
                  <text:p text:style-name="P145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46">Capitale</text:p>
          <text:list>
            <text:list-item>
              <text:p text:style-name="P146">Storia in rapporto all’economia</text:p>
            </text:list-item>
            <text:list-item>
              <text:p text:style-name="P146">Il sistema capitalista è un sistema di immane raccolta merci</text:p>
            </text:list-item>
            <text:list-item>
              <text:p text:style-name="P146">Merce</text:p>
              <text:list>
                <text:list-item>
                  <text:p text:style-name="P146">Valore d’uso (uso che se ne fa)</text:p>
                </text:list-item>
                <text:list-item>
                  <text:p text:style-name="P146">Valore di scambio (possibilità di scambiare il prodotto)</text:p>
                </text:list-item>
              </text:list>
            </text:list-item>
            <text:list-item>
              <text:p text:style-name="P147">Profitto: prezzo di vendita - costi d’azienda</text:p>
            </text:list-item>
            <text:list-item>
              <text:p text:style-name="P147">Guadagno: prezzo di vendita – cost<text:span text:style-name="T36">o</text:span> materia prima</text:p>
            </text:list-item>
            <text:list-item>
              <text:p text:style-name="P148">Se il denaro investito è minore del profitto allora si è in attivo, ma non deve esserci una sproporzione troppo marcata</text:p>
              <text:list>
                <text:list-item>
                  <text:p text:style-name="P148">Se gli operai producono gratuitamente anche oltre le normali ore lavorative allora si avrà <text:s/>questa sproporzione (plusvalore)</text:p>
                </text:list-item>
                <text:list-item>
                  <text:p text:style-name="P149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14" text:outline-level="2"><text:bookmark-start text:name="Positivismo"/>Positivismo<text:bookmark-end text:name="Positivismo"/></text:h>
      <text:list xml:id="list1712033773173458425" text:style-name="L10">
        <text:list-item>
          <text:p text:style-name="P180">Deriva dal termine "positif" usato dal medico Bourdin</text:p>
          <text:list>
            <text:list-item>
              <text:p text:style-name="P180">Indica il grado delle scienze che hanno superato le congetture</text:p>
            </text:list-item>
            <text:list-item>
              <text:p text:style-name="P180">Non tutte le scienze sono uguali, alcune sono più valide di altre (più positive)</text:p>
            </text:list-item>
          </text:list>
        </text:list-item>
        <text:list-item>
          <text:p text:style-name="P180">XIX secolo: Positivismo</text:p>
          <text:list>
            <text:list-item>
              <text:p text:style-name="P180"><text:soft-page-break/>Prima metà del secolo: Nascita (<text:span text:style-name="T37">Sociale</text:span>)</text:p>
              <text:list>
                <text:list-item>
                  <text:p text:style-name="P181">Comte</text:p>
                </text:list-item>
                <text:list-item>
                  <text:p text:style-name="P181">Saint Simon</text:p>
                </text:list-item>
                <text:list-item>
                  <text:p text:style-name="P181">Stuart Mill</text:p>
                </text:list-item>
              </text:list>
            </text:list-item>
            <text:list-item>
              <text:p text:style-name="P180">Darwin</text:p>
            </text:list-item>
            <text:list-item>
              <text:p text:style-name="P180">Seconda metà del secolo: Sviluppo <text:span text:style-name="T37">(Evoluzionistico)</text:span></text:p>
              <text:list>
                <text:list-item>
                  <text:p text:style-name="P181">Spencer</text:p>
                </text:list-item>
                <text:list-item>
                  <text:p text:style-name="P181">Ardigò</text:p>
                </text:list-item>
              </text:list>
            </text:list-item>
          </text:list>
        </text:list-item>
        <text:list-item>
          <text:p text:style-name="P180">XX secolo: Neopositivismo</text:p>
        </text:list-item>
        <text:list-item>
          <text:p text:style-name="P182">Scienza</text:p>
          <text:list>
            <text:list-item>
              <text:p text:style-name="P180"><text:span text:style-name="T38">g</text:span>arante di progresso</text:p>
              <text:list>
                <text:list-item>
                  <text:p text:style-name="P183">Progresso della scienza <text:span text:style-name="T39">è</text:span> progresso filosofico</text:p>
                </text:list-item>
                <text:list-item>
                  <text:p text:style-name="P184">Identità filosofia-scienza</text:p>
                </text:list-item>
              </text:list>
            </text:list-item>
            <text:list-item>
              <text:p text:style-name="P180">unica forma di conoscienza</text:p>
            </text:list-item>
            <text:list-item>
              <text:p text:style-name="P182">deve avere un metodo per conoscere la totalità</text:p>
            </text:list-item>
          </text:list>
        </text:list-item>
      </text:list>
      <text:h text:style-name="P15" text:outline-level="2">Comte</text:h>
      <text:list xml:id="list5458152240934860071" text:style-name="L11">
        <text:list-item>
          <text:p text:style-name="P185">Opere: Corso di filosofia positiva</text:p>
        </text:list-item>
        <text:list-item>
          <text:p text:style-name="P185">Fu allievo di Saint Simon</text:p>
          <text:list>
            <text:list-item>
              <text:p text:style-name="P185">Saint Simon afferma che il progresso delle scienze si realizza con epoche </text:p>
              <text:list>
                <text:list-item>
                  <text:p text:style-name="P185">organiche: equilibrio sociale e politico, progresso facilitato (Medioevo) </text:p>
                </text:list-item>
                <text:list-item>
                  <text:p text:style-name="P185">critiche: squilibrio, progresso ostacolato (Illuminismo)</text:p>
                </text:list-item>
                <text:list-item>
                  <text:p text:style-name="P186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187">Dopo la Rivoluzione Francese iniziò una profonda crisi (Restaurazione), che non teneva conto dei cambiamenti sociali</text:p>
          <text:list>
            <text:list-item>
              <text:p text:style-name="P188">Solo la scienza può riportare l'ordine <text:span text:style-name="T40">(Ordine e Progresso)</text:span></text:p>
            </text:list-item>
          </text:list>
        </text:list-item>
        <text:list-item>
          <text:p text:style-name="P189">Legge dei tre stadi</text:p>
          <text:list>
            <text:list-item>
              <text:p text:style-name="P189">teologico (fittizio o dell'infanzia)</text:p>
              <text:list>
                <text:list-item>
                  <text:p text:style-name="P190">dominato dalla fantasia</text:p>
                </text:list-item>
                <text:list-item>
                  <text:p text:style-name="P190">spiega i fenomeni attraverso forze divine</text:p>
                </text:list-item>
              </text:list>
            </text:list-item>
            <text:list-item>
              <text:p text:style-name="P189">metafisico (astratto o della giovinezza)</text:p>
              <text:list>
                <text:list-item>
                  <text:p text:style-name="P190">dominato dalla ragione</text:p>
                </text:list-item>
                <text:list-item>
                  <text:p text:style-name="P190">spiega i fenomeni attraverso forze astratte</text:p>
                </text:list-item>
              </text:list>
            </text:list-item>
            <text:list-item>
              <text:p text:style-name="P189">scientifico-positivo (della maturità)</text:p>
              <text:list>
                <text:list-item>
                  <text:p text:style-name="P190">rinuncia alla ricerca di cause metafisiche</text:p>
                </text:list-item>
                <text:list-item>
                  <text:p text:style-name="P190"><text:soft-page-break/>indagine nel reale, a fatti positivi (reali) dati dall'esperienza</text:p>
                </text:list-item>
              </text:list>
            </text:list-item>
          </text:list>
        </text:list-item>
        <text:list-item>
          <text:p text:style-name="P191">Classificazione delle scienze</text:p>
          <text:list>
            <text:list-item>
              <text:p text:style-name="P191">La matematica è alla base di tutte</text:p>
            </text:list-item>
            <text:list-item>
              <text:p text:style-name="P191">La logica è necessaria a <text:s/>tutte le scienze</text:p>
            </text:list-item>
            <text:list-item>
              <text:p text:style-name="P191">Psicologia non è contemplata perchè parte della sociologia</text:p>
            </text:list-item>
            <text:list-item>
              <text:p text:style-name="P191">Obiettivo: stadio positivo</text:p>
              <text:list>
                <text:list-item>
                  <text:p text:style-name="P191">Le scienze più generali e semplici lo raggiungono più facilmente</text:p>
                </text:list-item>
                <text:list-item>
                  <text:p text:style-name="P192">Le scienze più particolari riguardano l'uomo, quelle generali sono estranee all'uomo</text:p>
                </text:list-item>
              </text:list>
            </text:list-item>
            <text:list-item>
              <text:p text:style-name="P193">Classificazione</text:p>
              <text:list>
                <text:list-item>
                  <text:p text:style-name="P193">Astronomia (generale)</text:p>
                </text:list-item>
                <text:list-item>
                  <text:p text:style-name="P193">Fisica</text:p>
                </text:list-item>
                <text:list-item>
                  <text:p text:style-name="P193">Chimica</text:p>
                </text:list-item>
                <text:list-item>
                  <text:p text:style-name="P193">Biologia</text:p>
                </text:list-item>
                <text:list-item>
                  <text:p text:style-name="P193">Sociologia (particolare)</text:p>
                </text:list-item>
              </text:list>
            </text:list-item>
          </text:list>
        </text:list-item>
        <text:list-item>
          <text:p text:style-name="P194">Sociologia</text:p>
          <text:list>
            <text:list-item>
              <text:p text:style-name="P194">Fenomeni sociali prevedibili perchè soggetti a leggi di natura</text:p>
            </text:list-item>
            <text:list-item>
              <text:p text:style-name="P194">statica sociale: nuovo ordine sociale</text:p>
            </text:list-item>
            <text:list-item>
              <text:p text:style-name="P194">dinamica sociale: progresso</text:p>
            </text:list-item>
            <text:list-item>
              <text:p text:style-name="P195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6293072118057729812" text:style-name="L12">
        <text:list-item>
          <text:p text:style-name="P150">Orientamenti riguardo la sua filosofia</text:p>
          <text:list>
            <text:list-item>
              <text:p text:style-name="P150">metafisica, valori morali e razionalità sono demoliti</text:p>
            </text:list-item>
            <text:list-item>
              <text:p text:style-name="P150">dis<text:span text:style-name="T41">truzione valori e costruzione di un sistema valido</text:span></text:p>
            </text:list-item>
          </text:list>
        </text:list-item>
        <text:list-item>
          <text:p text:style-name="P151">Dibattito sul nazismo</text:p>
          <text:list>
            <text:list-item>
              <text:p text:style-name="P151">Non fu a favore di regimi autoritari</text:p>
            </text:list-item>
            <text:list-item>
              <text:p text:style-name="P151">A causa dei continui crolli psichici, verso la fine della sua vita, pare inneggi a un totalitarismo in Germania</text:p>
            </text:list-item>
          </text:list>
        </text:list-item>
        <text:list-item>
          <text:p text:style-name="P151">Molteplicità degli stili</text:p>
          <text:list>
            <text:list-item>
              <text:p text:style-name="P151">Trattato/saggio</text:p>
            </text:list-item>
            <text:list-item>
              <text:p text:style-name="P151">Aforismi</text:p>
            </text:list-item>
            <text:list-item>
              <text:p text:style-name="P151">Prosa/romanzo (Così parlò Zarathustra)</text:p>
            </text:list-item>
            <text:list-item>
              <text:p text:style-name="P152">Invettiva polemica</text:p>
            </text:list-item>
            <text:list-item>
              <text:p text:style-name="P152">Autobiografia (Ecce homo)</text:p>
            </text:list-item>
          </text:list>
        </text:list-item>
        <text:list-item>
          <text:p text:style-name="P153">Nascita della tragedia</text:p>
          <text:list>
            <text:list-item>
              <text:p text:style-name="P153">La prima edizione era stata pubblicata senza introduzione</text:p>
            </text:list-item>
            <text:list-item>
              <text:p text:style-name="P153"><text:soft-page-break/>Nella seconda edizione è stata aggiunto “Il saggio di un autocritica”</text:p>
              <text:list>
                <text:list-item>
                  <text:p text:style-name="P153">Mentre l’opera esalta Wagner e Schopenhauer, l’introduzione li critica</text:p>
                </text:list-item>
              </text:list>
            </text:list-item>
          </text:list>
        </text:list-item>
        <text:list-item>
          <text:p text:style-name="P154">Crepuscolo degli Idoli</text:p>
          <text:list>
            <text:list-item>
              <text:p text:style-name="P154">fasi della crescita della metafisica (negative)</text:p>
              <text:list>
                <text:list-item>
                  <text:p text:style-name="P154">Platone</text:p>
                  <text:list>
                    <text:list-item>
                      <text:p text:style-name="P154">Ha sostituito l’indagine di un mondo reale con un mondo fittizio (delle idee)</text:p>
                    </text:list-item>
                  </text:list>
                </text:list-item>
                <text:list-item>
                  <text:p text:style-name="P154">Filosofia cristiana</text:p>
                  <text:list>
                    <text:list-item>
                      <text:p text:style-name="P154">Ha dato troppo peso alla metafisica e al divino</text:p>
                    </text:list-item>
                  </text:list>
                </text:list-item>
                <text:list-item>
                  <text:p text:style-name="P154">Kant</text:p>
                  <text:list>
                    <text:list-item>
                      <text:p text:style-name="P154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54">fasi del declino della metafisica (positive)</text:p>
              <text:list>
                <text:list-item>
                  <text:p text:style-name="P154">Positivismo</text:p>
                  <text:list>
                    <text:list-item>
                      <text:p text:style-name="P154">Ha creato un connubio tra filosofia e scienza</text:p>
                    </text:list-item>
                  </text:list>
                </text:list-item>
                <text:list-item>
                  <text:p text:style-name="P154">Filosofia del mattino</text:p>
                  <text:list>
                    <text:list-item>
                      <text:p text:style-name="P154">Ha svergognato Platone parlando di spirito libero</text:p>
                    </text:list-item>
                  </text:list>
                </text:list-item>
                <text:list-item>
                  <text:p text:style-name="P154">Filosofia di Zarathustra</text:p>
                  <text:list>
                    <text:list-item>
                      <text:p text:style-name="P154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55">Nichilismo</text:p>
              <text:list>
                <text:list-item>
                  <text:p text:style-name="P155">La morte di Dio e la distruzione della metafisica hanno annullato i valori morali</text:p>
                </text:list-item>
                <text:list-item>
                  <text:p text:style-name="P155">L’uomo ha creduto che i valori morali gli giovassero, invece hanno provocato un attaccamento morboso e non si è vissuta a pieno la vita</text:p>
                  <text:list>
                    <text:list-item>
                      <text:p text:style-name="P155">La morale indebolisce e l’uomo deve rinunciarvi</text:p>
                    </text:list-item>
                    <text:list-item>
                      <text:p text:style-name="P155">Porta a credere in un antimondo e ci distoglie dalla realtà</text:p>
                    </text:list-item>
                  </text:list>
                </text:list-item>
                <text:list-item>
                  <text:p text:style-name="P155">Bisogna trasvalutare i valori morali <text:span text:style-name="T44">perché troppi e soggettivi</text:span></text:p>
                  <text:list>
                    <text:list-item>
                      <text:p text:style-name="P155">Adottare il valore opposto di quello adottato fino ad ora quando ci si accorge di distogliere l’attenzione dalla realtà</text:p>
                    </text:list-item>
                    <text:list-item>
                      <text:p text:style-name="P157">Questa ricerca è al di là di bene e male</text:p>
                    </text:list-item>
                    <text:list-item>
                      <text:p text:style-name="P157">La trasvalutazione è possibile perché sono soggettivi</text:p>
                    </text:list-item>
                  </text:list>
                </text:list-item>
                <text:list-item>
                  <text:p text:style-name="P156">Nichilismo attivo poiché dà un senso alla vita</text:p>
                  <text:list>
                    <text:list-item>
                      <text:p text:style-name="P157">Lo smarrimento per la morte di Dio porta a un senso di smarrimento nel nulla (volontà del nulla)</text:p>
                      <text:list>
                        <text:list-item>
                          <text:p text:style-name="P157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57">All’uomo spetta il compito di dare un senso alla vita</text:p>
                    </text:list-item>
                    <text:list-item>
                      <text:p text:style-name="P157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Così parlò Zarathustra</text:p>
          <text:list>
            <text:list-item>
              <text:p text:style-name="P159">Prosa ricca di metafore</text:p>
            </text:list-item>
            <text:list-item>
              <text:p text:style-name="P159">Argomenti</text:p>
              <text:list>
                <text:list-item>
                  <text:p text:style-name="P159"><text:soft-page-break/>Ubermensch</text:p>
                </text:list-item>
                <text:list-item>
                  <text:p text:style-name="P159">Dottrina dell’eterno ritorno</text:p>
                </text:list-item>
                <text:list-item>
                  <text:p text:style-name="P159">Volontà di potenza</text:p>
                </text:list-item>
              </text:list>
            </text:list-item>
            <text:list-item>
              <text:p text:style-name="P159">Ubermensch</text:p>
              <text:list>
                <text:list-item>
                  <text:p text:style-name="P159">Ama la vita e la natura, <text:span text:style-name="T42">non rifiuta nulla del mondo</text:span></text:p>
                </text:list-item>
                <text:list-item>
                  <text:p text:style-name="P159">Non ha paura delle proprie passioni, le riconosce e prova a superarle</text:p>
                </text:list-item>
                <text:list-item>
                  <text:p text:style-name="P160">Guarda alla vita terrena e non all’aldilà, per raggiungere la felicità</text:p>
                </text:list-item>
                <text:list-item>
                  <text:p text:style-name="P161">Ha retto dignitosamente alla notizia della morte di Dio, poiché ha la volontà di potenza</text:p>
                </text:list-item>
                <text:list-item>
                  <text:p text:style-name="P162">Non obbedisce all’imperativo della morale, di Dio e della ragione</text:p>
                  <text:list>
                    <text:list-item>
                      <text:p text:style-name="P162">“Io voglio” in opposizione al “Tu devi” (Kant)</text:p>
                    </text:list-item>
                  </text:list>
                </text:list-item>
                <text:list-item>
                  <text:p text:style-name="P163">Il superuomo è debole in quanto uomo, ma supera le debolezze</text:p>
                  <text:list>
                    <text:list-item>
                      <text:p text:style-name="P164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65">Eterno ritorno dell’uguale</text:p>
              <text:list>
                <text:list-item>
                  <text:p text:style-name="P165">Ripetizione eterna di tutte le vicende del mondo</text:p>
                  <text:list>
                    <text:list-item>
                      <text:p text:style-name="P166">Visione circolare precristiana del tempo</text:p>
                    </text:list-item>
                  </text:list>
                </text:list-item>
                <text:list-item>
                  <text:p text:style-name="P165">l’uomo è soddisfatto della sua esistenza e la rivive tale e quale</text:p>
                  <text:list>
                    <text:list-item>
                      <text:p text:style-name="P165">questo spinge l’uomo a ricercare la felicità</text:p>
                    </text:list-item>
                  </text:list>
                </text:list-item>
                <text:list-item>
                  <text:p text:style-name="P167">Pag 311 (la porta carraia e i due sentieri), (la visione nella visione: il pastore e il serpente), (il complesso significato filosofico del racconto)</text:p>
                </text:list-item>
                <text:list-item>
                  <text:p text:style-name="P167">Cammello, leone e fanciullo</text:p>
                  <text:list>
                    <text:list-item>
                      <text:p text:style-name="P167">Cammello</text:p>
                      <text:list>
                        <text:list-item>
                          <text:p text:style-name="P167">uomo che porta i pesi della tradizione</text:p>
                        </text:list-item>
                        <text:list-item>
                          <text:p text:style-name="P167">legato alla morale e al “tu devi”</text:p>
                        </text:list-item>
                        <text:list-item>
                          <text:p text:style-name="P167">non completamente libero da Dio</text:p>
                        </text:list-item>
                      </text:list>
                    </text:list-item>
                    <text:list-item>
                      <text:p text:style-name="P167">Leone</text:p>
                      <text:list>
                        <text:list-item>
                          <text:p text:style-name="P167">libero da morale e metafisica e legato all’”io voglio”</text:p>
                        </text:list-item>
                        <text:list-item>
                          <text:p text:style-name="P167">libero “da”, ma non “di”</text:p>
                        </text:list-item>
                      </text:list>
                    </text:list-item>
                    <text:list-item>
                      <text:p text:style-name="P167">Fanciullo</text:p>
                      <text:list>
                        <text:list-item>
                          <text:p text:style-name="P167">Oltreuomo</text:p>
                          <text:p text:style-name="P167">………….. <text:span text:style-name="T43">(manca un pezzo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8">Morale dei signori</text:p>
                  <text:list>
                    <text:list-item>
                      <text:p text:style-name="P168">privilegia il singolo</text:p>
                    </text:list-item>
                    <text:list-item>
                      <text:p text:style-name="P168">fa apprezzare la vita</text:p>
                    </text:list-item>
                    <text:list-item>
                      <text:p text:style-name="P168">non si rinuncia a nulla</text:p>
                    </text:list-item>
                    <text:list-item>
                      <text:p text:style-name="P168">prevale in positivo</text:p>
                    </text:list-item>
                    <text:list-item>
                      <text:p text:style-name="P168">il debole …. (?)</text:p>
                    </text:list-item>
                    <text:list-item>
                      <text:p text:style-name="P168"><text:soft-page-break/>Valutare le possibilità</text:p>
                    </text:list-item>
                    <text:list-item>
                      <text:p text:style-name="P168">I signori sono schietti, diretti e hanno volontà di potenza</text:p>
                    </text:list-item>
                  </text:list>
                </text:list-item>
                <text:list-item>
                  <text:p text:style-name="P168">L’origine della morale e del male è il Cristianesimo</text:p>
                  <text:list>
                    <text:list-item>
                      <text:p text:style-name="P168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12" text:outline-level="2">Spritualismo</text:h>
      <text:list xml:id="list2861767424658175315" text:style-name="L13">
        <text:list-item>
          <text:p text:style-name="P169">Il fondatore è Maine de Biron</text:p>
          <text:list>
            <text:list-item>
              <text:p text:style-name="P169">Cousin coniò il termine "spiritualismo" in opposizione alla concretezza positivistica</text:p>
              <text:list>
                <text:list-item>
                  <text:p text:style-name="P173">Rivalutazione della metafisica</text:p>
                </text:list-item>
              </text:list>
            </text:list-item>
            <text:list-item>
              <text:p text:style-name="P169">Sorel si occupò di politica criticando “Il capitale”</text:p>
              <text:list>
                <text:list-item>
                  <text:p text:style-name="P170">Scrisse le “Riflessioni sulla violenza”, criticando la lotta ideologica che può scadere il rivolta armata</text:p>
                </text:list-item>
              </text:list>
            </text:list-item>
            <text:list-item>
              <text:p text:style-name="P170">Blondel scrisse “L’azione”</text:p>
              <text:list>
                <text:list-item>
                  <text:p text:style-name="P170">azione è l’unico mezzo per esprimere la natura dell’uomo</text:p>
                </text:list-item>
              </text:list>
            </text:list-item>
          </text:list>
        </text:list-item>
      </text:list>
      <text:h text:style-name="P13" text:outline-level="2">Bergson</text:h>
      <text:list xml:id="list674244912793001177" text:style-name="L14">
        <text:list-item>
          <text:p text:style-name="P171">Evoluzione creatrice</text:p>
          <text:list>
            <text:list-item>
              <text:p text:style-name="P171">Dottrina della temporalità <text:span text:style-name="T45">(entrambi formano la realtà)</text:span></text:p>
              <text:list>
                <text:list-item>
                  <text:p text:style-name="P171">tempo della scienza (significato scientifico del tempo)</text:p>
                  <text:list>
                    <text:list-item>
                      <text:p text:style-name="P171">legato allo spazio</text:p>
                    </text:list-item>
                    <text:list-item>
                      <text:p text:style-name="P171">a ogni istante ne segue un altro uguale <text:span text:style-name="T45">(es. Collana di perle)</text:span></text:p>
                    </text:list-item>
                    <text:list-item>
                      <text:p text:style-name="P171">è reversibile (ripetersi di attimi)</text:p>
                    </text:list-item>
                    <text:list-item>
                      <text:p text:style-name="P171">discontinuo</text:p>
                    </text:list-item>
                  </text:list>
                </text:list-item>
                <text:list-item>
                  <text:p text:style-name="P171">tempo della coscienza (significato metafisico del tempo)</text:p>
                  <text:list>
                    <text:list-item>
                      <text:p text:style-name="P171">si identifica con la durata, <text:span text:style-name="T45">cambiamento dato dall'accrescimento di tempo e conoscenza</text:span></text:p>
                    </text:list-item>
                    <text:list-item>
                      <text:p text:style-name="P172">passato e futuro confluiscono nel presente</text:p>
                    </text:list-item>
                    <text:list-item>
                      <text:p text:style-name="P172">fatti di istanti irripetibili, diversi tra loro</text:p>
                    </text:list-item>
                    <text:list-item>
                      <text:p text:style-name="P172">l'accumularsi di istanti fa crescere il tempo stesso (es. Gomitolo)</text:p>
                    </text:list-item>
                    <text:list-item>
                      <text:p text:style-name="P172">viene prima e va oltre la scienza</text:p>
                    </text:list-item>
                    <text:list-item>
                      <text:p text:style-name="P172">irreversibile</text:p>
                    </text:list-item>
                    <text:list-item>
                      <text:p text:style-name="P175">è un flusso costante</text:p>
                    </text:list-item>
                    <text:list-item>
                      <text:p text:style-name="P174">Non è propria della scienza, poiché è spazializzata</text:p>
                    </text:list-item>
                    <text:list-item>
                      <text:p text:style-name="P174">Conduce all’evoluzione creatrice, <text:span text:style-name="T47">ossia alla vita attiva e dinamica (non passiva e materialistica)</text:span></text:p>
                    </text:list-item>
                  </text:list>
                </text:list-item>
              </text:list>
            </text:list-item>
            <text:list-item>
              <text:p text:style-name="P172">Lo "Slancio vitale" consente alla conoscenza di passare da forme di vita elementari (scarsa conoscenza) a forme di vita complesse (conoscenza elevata)</text:p>
              <text:list>
                <text:list-item>
                  <text:p text:style-name="P172"><text:soft-page-break/>Il limite della conoscenza è il tempo</text:p>
                </text:list-item>
              </text:list>
            </text:list-item>
            <text:list-item>
              <text:p text:style-name="P175">progetti e speranze futuri sono legati ai ricordi del passato dalla memoria <text:span text:style-name="T48">(coscienza)</text:span></text:p>
              <text:list>
                <text:list-item>
                  <text:p text:style-name="P176">meccanica, ricorda tramite momenti ripetuti in sequenza</text:p>
                </text:list-item>
                <text:list-item>
                  <text:p text:style-name="P176">spirituale, non meccanica (passato e futuro confluiscono)</text:p>
                </text:list-item>
              </text:list>
            </text:list-item>
            <text:list-item>
              <text:p text:style-name="P176">Conoscenza</text:p>
              <text:list>
                <text:list-item>
                  <text:p text:style-name="P176">esteriore, legata ai punti di vista (analisi)</text:p>
                  <text:list>
                    <text:list-item>
                      <text:p text:style-name="P176">non conduce a conoscenza esatta</text:p>
                    </text:list-item>
                  </text:list>
                </text:list-item>
                <text:list-item>
                  <text:p text:style-name="P176">interiore, non analitica e non sintetica (intuizione)</text:p>
                  <text:list>
                    <text:list-item>
                      <text:p text:style-name="P176">conosce l’essenza</text:p>
                    </text:list-item>
                  </text:list>
                </text:list-item>
              </text:list>
            </text:list-item>
            <text:list-item>
              <text:p text:style-name="P177">Istinto è animale, innato, capacità di usare strumenti organici (visita a Parigi diretta)</text:p>
            </text:list-item>
            <text:list-item>
              <text:p text:style-name="P177"><text:span text:style-name="T49">I</text:span>mmaginazione è capacità umana di fabbricare strumenti artificiali inorganici (visita a Parigi tramite cartoline)</text:p>
            </text:list-item>
            <text:list-item>
              <text:p text:style-name="P178">Intuizione è capacità umana di fabbricare strumenti naturali inorganici</text:p>
            </text:list-item>
          </text:list>
        </text:list-item>
        <text:list-item>
          <text:p text:style-name="P179">Due fonti della morale e della religione</text:p>
          <text:list>
            <text:list-item>
              <text:p text:style-name="P179">Modelli della società</text:p>
              <text:list>
                <text:list-item>
                  <text:p text:style-name="P179">Aperta al bene: morale assoluta e dinamicità</text:p>
                </text:list-item>
                <text:list-item>
                  <text:p text:style-name="P179">Chiusa al bene: obbligazione morale e staticità</text:p>
                </text:list-item>
              </text:list>
            </text:list-item>
            <text:list-item>
              <text:p text:style-name="P179">Tipologie di religione</text:p>
              <text:list>
                <text:list-item>
                  <text:p text:style-name="P179">statica (società chiusa)</text:p>
                  <text:list>
                    <text:list-item>
                      <text:p text:style-name="P179">superstizione (funzione fabulatrice)</text:p>
                    </text:list-item>
                    <text:list-item>
                      <text:p text:style-name="P179">mitopoietica (creazione di miti)</text:p>
                    </text:list-item>
                    <text:list-item>
                      <text:p text:style-name="P179">fede nell’immortalità e protezione del divino</text:p>
                    </text:list-item>
                  </text:list>
                </text:list-item>
                <text:list-item>
                  <text:p text:style-name="P179">dinamica (società aperta)</text:p>
                  <text:list>
                    <text:list-item>
                      <text:p text:style-name="P179">misticismo (uomini eccezionali con caratteristiche che nessuno potrà mai avere)</text:p>
                    </text:list-item>
                    <text:list-item>
                      <text:p text:style-name="P179">Slancio vitale coincide con Dio creatore e solo pochi possono possederlo se non solo Dio stesso</text:p>
                    </text:list-item>
                  </text:list>
                  <text:p text:style-name="P196"/>
                </text:list-item>
              </text:list>
            </text:list-item>
          </text:list>
        </text:list-item>
      </text:list>
      <text:p text:style-name="P8"/>
      <text:list xml:id="list111223490049699" text:continue-list="list4493440553482109460" text:style-name="L8">
        <text:list-item>
          <text:list>
            <text:list-header>
              <text:p text:style-name="P11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9M28S</meta:editing-duration>
    <meta:editing-cycles>191</meta:editing-cycles>
    <meta:generator>LibreOffice/5.2.2.2$Windows_x86 LibreOffice_project/8f96e87c890bf8fa77463cd4b640a2312823f3ad</meta:generator>
    <dc:date>2017-03-20T11:12:22.489000000</dc:date>
    <meta:document-statistic meta:table-count="1" meta:image-count="0" meta:object-count="0" meta:page-count="21" meta:paragraph-count="705" meta:word-count="5167" meta:character-count="30160" meta:non-whitespace-character-count="26344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